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Liberation Mono', Me" svg:font-family="Consolas, 'Liberation Mono', Me" style:font-family-generic="system"/>
    <style:font-face style:name="Helvetica Neue" svg:font-family="Helvetica Neue" style:font-family-generic="modern" style:font-pitch="variable" svg:panose-1="2 0 2 6 0 0 0 2 0 4"/>
    <style:font-face style:name="inherit" svg:font-family="inherit"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eformattedText" style:master-page-name="MP0" style:family="paragraph">
      <style:paragraph-properties fo:break-before="page" fo:line-height="145%"/>
    </style:style>
    <style:style style:name="P2" style:parent-style-name="PreformattedText" style:family="paragraph">
      <style:paragraph-properties fo:line-height="145%"/>
    </style:style>
    <style:style style:name="T3" style:parent-style-name="SourceText" style:family="text">
      <style:text-properties style:font-name="Consolas, 'Liberation Mono', Me" fo:color="#333333" fo:font-size="9.5pt" style:font-size-asian="9.5pt"/>
    </style:style>
    <style:style style:name="P4" style:parent-style-name="PreformattedText" style:family="paragraph">
      <style:paragraph-properties fo:line-height="145%"/>
    </style:style>
    <style:style style:name="P5" style:parent-style-name="PreformattedText" style:family="paragraph">
      <style:paragraph-properties fo:line-height="145%"/>
    </style:style>
    <style:style style:name="P6" style:parent-style-name="PreformattedText" style:family="paragraph">
      <style:paragraph-properties fo:line-height="145%"/>
    </style:style>
    <style:style style:name="T7" style:parent-style-name="SourceText" style:family="text">
      <style:text-properties style:font-name="Consolas, 'Liberation Mono', Me" fo:color="#333333" fo:font-size="9.5pt" style:font-size-asian="9.5pt"/>
    </style:style>
    <style:style style:name="P8" style:parent-style-name="PreformattedText" style:family="paragraph">
      <style:paragraph-properties fo:line-height="145%"/>
    </style:style>
    <style:style style:name="T9" style:parent-style-name="SourceText" style:family="text">
      <style:text-properties style:font-name="Consolas, 'Liberation Mono', Me" fo:color="#333333" fo:font-size="9.5pt" style:font-size-asian="9.5pt"/>
    </style:style>
    <style:style style:name="P10" style:parent-style-name="PreformattedText" style:family="paragraph">
      <style:paragraph-properties fo:line-height="145%"/>
    </style:style>
    <style:style style:name="T11" style:parent-style-name="SourceText" style:family="text">
      <style:text-properties style:font-name="Consolas, 'Liberation Mono', Me" fo:color="#333333" fo:font-size="9.5pt" style:font-size-asian="9.5pt"/>
    </style:style>
    <style:style style:name="P12" style:parent-style-name="PreformattedText" style:family="paragraph">
      <style:paragraph-properties fo:line-height="145%"/>
    </style:style>
    <style:style style:name="T13" style:parent-style-name="SourceText" style:family="text">
      <style:text-properties style:font-name="Consolas, 'Liberation Mono', Me" fo:color="#333333" fo:font-size="9.5pt" style:font-size-asian="9.5pt"/>
    </style:style>
    <style:style style:name="P14" style:parent-style-name="PreformattedText" style:family="paragraph">
      <style:paragraph-properties fo:line-height="145%"/>
    </style:style>
    <style:style style:name="T15" style:parent-style-name="SourceText" style:family="text">
      <style:text-properties style:font-name="Consolas, 'Liberation Mono', Me" fo:color="#333333" fo:font-size="9.5pt" style:font-size-asian="9.5pt"/>
    </style:style>
    <style:style style:name="T16" style:parent-style-name="SourceText" style:family="text">
      <style:text-properties style:font-name="Consolas, 'Liberation Mono', Me" fo:color="#333333" fo:font-size="9.5pt" style:font-size-asian="9.5pt"/>
    </style:style>
    <style:style style:name="P17" style:parent-style-name="PreformattedText" style:family="paragraph">
      <style:paragraph-properties fo:line-height="145%"/>
    </style:style>
    <style:style style:name="T18" style:parent-style-name="SourceText" style:family="text">
      <style:text-properties style:font-name="Consolas, 'Liberation Mono', Me" fo:color="#333333" fo:font-size="9.5pt" style:font-size-asian="9.5pt"/>
    </style:style>
    <style:style style:name="P19" style:parent-style-name="PreformattedText" style:family="paragraph">
      <style:paragraph-properties fo:line-height="145%"/>
    </style:style>
    <style:style style:name="T20" style:parent-style-name="SourceText" style:family="text">
      <style:text-properties style:font-name="Consolas, 'Liberation Mono', Me" fo:color="#333333" fo:font-size="9.5pt" style:font-size-asian="9.5pt"/>
    </style:style>
    <style:style style:name="P21" style:parent-style-name="PreformattedText" style:family="paragraph">
      <style:paragraph-properties fo:line-height="145%"/>
    </style:style>
    <style:style style:name="T22" style:parent-style-name="SourceText" style:family="text">
      <style:text-properties style:font-name="Consolas, 'Liberation Mono', Me" fo:color="#333333" fo:font-size="9.5pt" style:font-size-asian="9.5pt"/>
    </style:style>
    <style:style style:name="P23" style:parent-style-name="PreformattedText" style:family="paragraph">
      <style:paragraph-properties fo:line-height="145%"/>
    </style:style>
    <style:style style:name="T24" style:parent-style-name="SourceText" style:family="text">
      <style:text-properties style:font-name="Consolas, 'Liberation Mono', Me" fo:color="#333333" fo:font-size="9.5pt" style:font-size-asian="9.5pt"/>
    </style:style>
    <style:style style:name="P25" style:parent-style-name="PreformattedText" style:family="paragraph">
      <style:paragraph-properties fo:line-height="145%"/>
    </style:style>
    <style:style style:name="T26" style:parent-style-name="SourceText" style:family="text">
      <style:text-properties style:font-name="Consolas, 'Liberation Mono', Me" fo:color="#333333" fo:font-size="9.5pt" style:font-size-asian="9.5pt"/>
    </style:style>
    <style:style style:name="P27" style:parent-style-name="PreformattedText" style:family="paragraph">
      <style:paragraph-properties fo:line-height="145%"/>
    </style:style>
    <style:style style:name="T28" style:parent-style-name="SourceText" style:family="text">
      <style:text-properties style:font-name="Consolas, 'Liberation Mono', Me" fo:color="#333333" fo:font-size="9.5pt" style:font-size-asian="9.5pt"/>
    </style:style>
    <style:style style:name="T29" style:parent-style-name="SourceText" style:family="text">
      <style:text-properties style:font-name="Consolas, 'Liberation Mono', Me" fo:color="#333333" fo:font-size="9.5pt" style:font-size-asian="9.5pt"/>
    </style:style>
    <style:style style:name="P30" style:parent-style-name="PreformattedText" style:family="paragraph">
      <style:paragraph-properties fo:line-height="145%"/>
    </style:style>
    <style:style style:name="T31" style:parent-style-name="SourceText" style:family="text">
      <style:text-properties style:font-name="Consolas, 'Liberation Mono', Me" fo:color="#333333" fo:font-size="9.5pt" style:font-size-asian="9.5pt"/>
    </style:style>
    <style:style style:name="P32" style:parent-style-name="PreformattedText" style:family="paragraph">
      <style:paragraph-properties fo:line-height="145%"/>
    </style:style>
    <style:style style:name="T33" style:parent-style-name="SourceText" style:family="text">
      <style:text-properties style:font-name="Consolas, 'Liberation Mono', Me" fo:color="#333333" fo:font-size="9.5pt" style:font-size-asian="9.5pt"/>
    </style:style>
    <style:style style:name="P34" style:parent-style-name="PreformattedText" style:family="paragraph">
      <style:paragraph-properties fo:line-height="145%"/>
    </style:style>
    <style:style style:name="T35" style:parent-style-name="SourceText" style:family="text">
      <style:text-properties style:font-name="Consolas, 'Liberation Mono', Me" fo:color="#333333" fo:font-size="9.5pt" style:font-size-asian="9.5pt"/>
    </style:style>
    <style:style style:name="P36" style:parent-style-name="PreformattedText" style:family="paragraph">
      <style:paragraph-properties fo:line-height="145%"/>
    </style:style>
    <style:style style:name="T37" style:parent-style-name="SourceText" style:family="text">
      <style:text-properties style:font-name="Consolas, 'Liberation Mono', Me" fo:color="#333333" fo:font-size="9.5pt" style:font-size-asian="9.5pt"/>
    </style:style>
    <style:style style:name="T38" style:parent-style-name="SourceText" style:family="text">
      <style:text-properties style:font-name="Consolas, 'Liberation Mono', Me" fo:color="#333333" fo:font-size="9.5pt" style:font-size-asian="9.5pt"/>
    </style:style>
    <style:style style:name="P39" style:parent-style-name="PreformattedText" style:family="paragraph">
      <style:paragraph-properties fo:line-height="145%"/>
    </style:style>
    <style:style style:name="T40" style:parent-style-name="SourceText" style:family="text">
      <style:text-properties style:font-name="Consolas, 'Liberation Mono', Me" fo:color="#333333" fo:font-size="9.5pt" style:font-size-asian="9.5pt"/>
    </style:style>
    <style:style style:name="P41" style:parent-style-name="PreformattedText" style:family="paragraph">
      <style:paragraph-properties fo:line-height="145%"/>
    </style:style>
    <style:style style:name="T42" style:parent-style-name="SourceText" style:family="text">
      <style:text-properties style:font-name="Consolas, 'Liberation Mono', Me" fo:color="#333333" fo:font-size="9.5pt" style:font-size-asian="9.5pt"/>
    </style:style>
    <style:style style:name="P43" style:parent-style-name="PreformattedText" style:family="paragraph">
      <style:paragraph-properties fo:line-height="145%"/>
    </style:style>
    <style:style style:name="P44" style:parent-style-name="PreformattedText" style:family="paragraph">
      <style:paragraph-properties fo:line-height="145%"/>
    </style:style>
    <style:style style:name="P45" style:parent-style-name="PreformattedText" style:family="paragraph">
      <style:paragraph-properties fo:line-height="145%"/>
    </style:style>
    <style:style style:name="P46" style:parent-style-name="PreformattedText" style:family="paragraph">
      <style:paragraph-properties fo:line-height="145%"/>
    </style:style>
    <style:style style:name="P47" style:parent-style-name="PreformattedText" style:family="paragraph">
      <style:paragraph-properties fo:line-height="145%"/>
    </style:style>
    <style:style style:name="P48" style:parent-style-name="PreformattedText" style:family="paragraph">
      <style:paragraph-properties fo:line-height="145%"/>
    </style:style>
    <style:style style:name="P49" style:parent-style-name="PreformattedText" style:family="paragraph">
      <style:paragraph-properties fo:line-height="145%"/>
    </style:style>
    <style:style style:name="P50" style:parent-style-name="PreformattedText" style:family="paragraph">
      <style:paragraph-properties fo:line-height="145%"/>
    </style:style>
    <style:style style:name="P51" style:parent-style-name="PreformattedText" style:family="paragraph">
      <style:paragraph-properties fo:line-height="145%"/>
    </style:style>
    <style:style style:name="P52" style:parent-style-name="PreformattedText" style:family="paragraph">
      <style:paragraph-properties fo:line-height="145%"/>
    </style:style>
    <style:style style:name="P53" style:parent-style-name="PreformattedText" style:family="paragraph">
      <style:paragraph-properties fo:line-height="145%"/>
    </style:style>
    <style:style style:name="P54" style:parent-style-name="PreformattedText" style:family="paragraph">
      <style:paragraph-properties fo:line-height="145%"/>
    </style:style>
    <style:style style:name="P55" style:parent-style-name="PreformattedText" style:family="paragraph">
      <style:paragraph-properties fo:line-height="145%"/>
    </style:style>
    <style:style style:name="P56" style:parent-style-name="PreformattedText" style:family="paragraph">
      <style:paragraph-properties fo:line-height="145%"/>
    </style:style>
    <style:style style:name="P57" style:parent-style-name="PreformattedText" style:family="paragraph">
      <style:paragraph-properties fo:line-height="145%"/>
    </style:style>
    <style:style style:name="P58" style:parent-style-name="PreformattedText" style:family="paragraph">
      <style:paragraph-properties fo:line-height="145%"/>
    </style:style>
    <style:style style:name="P59" style:parent-style-name="PreformattedText" style:family="paragraph">
      <style:paragraph-properties fo:line-height="145%"/>
    </style:style>
    <style:style style:name="P60" style:parent-style-name="PreformattedText" style:family="paragraph">
      <style:paragraph-properties fo:line-height="145%"/>
    </style:style>
    <style:style style:name="P61" style:parent-style-name="PreformattedText" style:family="paragraph">
      <style:paragraph-properties fo:line-height="145%"/>
    </style:style>
    <style:style style:name="P62" style:parent-style-name="PreformattedText" style:family="paragraph">
      <style:paragraph-properties fo:line-height="145%"/>
    </style:style>
    <style:style style:name="P63" style:parent-style-name="PreformattedText" style:family="paragraph">
      <style:paragraph-properties fo:line-height="145%"/>
    </style:style>
    <style:style style:name="T64" style:parent-style-name="DefaultParagraphFont" style:family="text">
      <style:text-properties style:text-underline-type="double" style:text-underline-style="solid" style:text-underline-width="auto" style:text-underline-mode="continuous"/>
    </style:style>
    <style:style style:name="P65" style:parent-style-name="PreformattedText" style:family="paragraph">
      <style:paragraph-properties fo:line-height="145%"/>
    </style:style>
    <style:style style:name="P66" style:parent-style-name="PreformattedText" style:family="paragraph">
      <style:paragraph-properties fo:line-height="145%"/>
    </style:style>
    <style:style style:name="P67" style:parent-style-name="PreformattedText" style:family="paragraph">
      <style:paragraph-properties fo:line-height="145%"/>
    </style:style>
    <style:style style:name="T68" style:parent-style-name="SourceText" style:family="text">
      <style:text-properties style:font-name="Consolas, 'Liberation Mono', Me" fo:color="#333333" fo:font-size="9.5pt" style:font-size-asian="9.5pt"/>
    </style:style>
    <style:style style:name="P69" style:parent-style-name="PreformattedText" style:family="paragraph">
      <style:paragraph-properties fo:line-height="145%"/>
    </style:style>
    <style:style style:name="P70" style:parent-style-name="PreformattedText" style:family="paragraph">
      <style:paragraph-properties fo:line-height="145%"/>
    </style:style>
    <style:style style:name="P71" style:parent-style-name="PreformattedText" style:family="paragraph">
      <style:paragraph-properties fo:line-height="145%"/>
    </style:style>
    <style:style style:name="P72" style:parent-style-name="PreformattedText" style:family="paragraph">
      <style:paragraph-properties fo:line-height="145%"/>
    </style:style>
    <style:style style:name="P73" style:parent-style-name="PreformattedText" style:family="paragraph">
      <style:paragraph-properties fo:line-height="145%"/>
    </style:style>
    <style:style style:name="P74" style:parent-style-name="PreformattedText" style:family="paragraph">
      <style:paragraph-properties fo:line-height="145%"/>
    </style:style>
    <style:style style:name="P75" style:parent-style-name="PreformattedText" style:family="paragraph">
      <style:paragraph-properties fo:line-height="145%"/>
    </style:style>
    <style:style style:name="P76" style:parent-style-name="PreformattedText" style:family="paragraph">
      <style:paragraph-properties fo:line-height="145%"/>
    </style:style>
    <style:style style:name="P77" style:parent-style-name="PreformattedText" style:family="paragraph">
      <style:paragraph-properties fo:line-height="145%"/>
    </style:style>
    <style:style style:name="P78" style:parent-style-name="PreformattedText" style:family="paragraph">
      <style:paragraph-properties fo:line-height="145%"/>
    </style:style>
    <style:style style:name="P79" style:parent-style-name="PreformattedText" style:family="paragraph">
      <style:paragraph-properties fo:line-height="145%"/>
    </style:style>
    <style:style style:name="P80" style:parent-style-name="PreformattedText" style:family="paragraph">
      <style:paragraph-properties fo:line-height="145%"/>
    </style:style>
    <style:style style:name="T81" style:parent-style-name="SourceText" style:family="text">
      <style:text-properties style:font-name="Consolas, 'Liberation Mono', Me" fo:color="#333333" fo:font-size="9.5pt" style:font-size-asian="9.5pt"/>
    </style:style>
    <style:style style:name="P82" style:parent-style-name="PreformattedText" style:family="paragraph">
      <style:paragraph-properties fo:line-height="145%"/>
    </style:style>
    <style:style style:name="T83" style:parent-style-name="SourceText" style:family="text">
      <style:text-properties style:font-name="Consolas, 'Liberation Mono', Me" fo:color="#333333" fo:font-size="9.5pt" style:font-size-asian="9.5pt"/>
    </style:style>
    <style:style style:name="P84" style:parent-style-name="PreformattedText" style:family="paragraph">
      <style:paragraph-properties fo:line-height="145%"/>
    </style:style>
    <style:style style:name="P85" style:parent-style-name="PreformattedText" style:family="paragraph">
      <style:paragraph-properties fo:line-height="145%"/>
    </style:style>
    <style:style style:name="T86" style:parent-style-name="SourceText" style:family="text">
      <style:text-properties style:font-name="Consolas, 'Liberation Mono', Me" fo:font-weight="bold" style:font-weight-asian="bold" style:font-weight-complex="bold" fo:color="#333333" fo:font-size="9.5pt" style:font-size-asian="9.5pt"/>
    </style:style>
    <style:style style:name="P87" style:parent-style-name="PreformattedText" style:family="paragraph">
      <style:paragraph-properties fo:line-height="145%"/>
    </style:style>
    <style:style style:name="T88" style:parent-style-name="SourceText" style:family="text">
      <style:text-properties style:font-name="Consolas, 'Liberation Mono', Me" fo:color="#333333" fo:font-size="9.5pt" style:font-size-asian="9.5pt"/>
    </style:style>
    <style:style style:name="T89" style:parent-style-name="SourceText" style:family="text">
      <style:text-properties style:font-name="Consolas, 'Liberation Mono', Me" fo:color="#333333" fo:font-size="9.5pt" style:font-size-asian="9.5pt"/>
    </style:style>
    <style:style style:name="P90" style:parent-style-name="PreformattedText" style:family="paragraph">
      <style:paragraph-properties fo:line-height="145%"/>
    </style:style>
    <style:style style:name="T91" style:parent-style-name="SourceText" style:family="text">
      <style:text-properties style:font-name="Consolas, 'Liberation Mono', Me" fo:color="#333333" fo:font-size="9.5pt" style:font-size-asian="9.5pt"/>
    </style:style>
    <style:style style:name="P92" style:parent-style-name="PreformattedText" style:family="paragraph">
      <style:paragraph-properties fo:line-height="145%"/>
    </style:style>
    <style:style style:name="T93" style:parent-style-name="SourceText" style:family="text">
      <style:text-properties style:font-name="Consolas, 'Liberation Mono', Me" fo:color="#333333" fo:font-size="9.5pt" style:font-size-asian="9.5pt"/>
    </style:style>
    <style:style style:name="P94" style:parent-style-name="PreformattedText" style:family="paragraph">
      <style:paragraph-properties fo:line-height="145%"/>
    </style:style>
    <style:style style:name="P95" style:parent-style-name="PreformattedText" style:family="paragraph">
      <style:paragraph-properties fo:line-height="145%"/>
    </style:style>
    <style:style style:name="P96" style:parent-style-name="PreformattedText" style:family="paragraph">
      <style:paragraph-properties fo:line-height="145%"/>
    </style:style>
    <style:style style:name="P97" style:parent-style-name="PreformattedText" style:family="paragraph">
      <style:paragraph-properties fo:line-height="145%"/>
    </style:style>
    <style:style style:name="P98" style:parent-style-name="PreformattedText" style:family="paragraph">
      <style:paragraph-properties fo:line-height="145%"/>
    </style:style>
    <style:style style:name="P99" style:parent-style-name="PreformattedText" style:family="paragraph">
      <style:paragraph-properties fo:line-height="145%"/>
    </style:style>
    <style:style style:name="P100" style:parent-style-name="PreformattedText" style:family="paragraph">
      <style:paragraph-properties fo:line-height="145%"/>
    </style:style>
    <style:style style:name="P101" style:parent-style-name="PreformattedText" style:family="paragraph">
      <style:paragraph-properties fo:line-height="145%"/>
    </style:style>
    <style:style style:name="P102" style:parent-style-name="PreformattedText" style:family="paragraph">
      <style:paragraph-properties fo:line-height="145%"/>
    </style:style>
    <style:style style:name="P103" style:parent-style-name="PreformattedText" style:family="paragraph">
      <style:paragraph-properties fo:line-height="145%"/>
    </style:style>
    <style:style style:name="T104" style:parent-style-name="SourceText" style:family="text">
      <style:text-properties style:font-name="Consolas, 'Liberation Mono', Me" fo:font-weight="bold" style:font-weight-asian="bold" style:font-weight-complex="bold" fo:color="#333333" fo:font-size="9.5pt" style:font-size-asian="9.5pt"/>
    </style:style>
    <style:style style:name="P105" style:parent-style-name="PreformattedText" style:family="paragraph">
      <style:paragraph-properties fo:line-height="145%"/>
    </style:style>
    <style:style style:name="T106" style:parent-style-name="SourceText" style:family="text">
      <style:text-properties style:font-name="Consolas, 'Liberation Mono', Me" fo:font-weight="bold" style:font-weight-asian="bold" style:font-weight-complex="bold" fo:color="#333333" fo:font-size="9.5pt" style:font-size-asian="9.5pt"/>
    </style:style>
    <style:style style:name="P107" style:parent-style-name="PreformattedText" style:family="paragraph">
      <style:paragraph-properties fo:line-height="145%"/>
    </style:style>
    <style:style style:name="T108" style:parent-style-name="SourceText" style:family="text">
      <style:text-properties style:font-name="Consolas, 'Liberation Mono', Me" fo:font-weight="bold" style:font-weight-asian="bold" style:font-weight-complex="bold" fo:color="#333333" fo:font-size="9.5pt" style:font-size-asian="9.5pt"/>
    </style:style>
    <style:style style:name="P109" style:parent-style-name="PreformattedText" style:family="paragraph">
      <style:paragraph-properties fo:line-height="145%"/>
    </style:style>
    <style:style style:name="T110" style:parent-style-name="SourceText" style:family="text">
      <style:text-properties style:font-name="Consolas, 'Liberation Mono', Me" fo:font-weight="bold" style:font-weight-asian="bold" style:font-weight-complex="bold" fo:color="#333333" fo:font-size="9.5pt" style:font-size-asian="9.5pt"/>
    </style:style>
    <style:style style:name="P111" style:parent-style-name="PreformattedText" style:family="paragraph">
      <style:paragraph-properties fo:line-height="145%"/>
    </style:style>
    <style:style style:name="T112" style:parent-style-name="SourceText" style:family="text">
      <style:text-properties style:font-name="Consolas, 'Liberation Mono', Me" fo:font-weight="bold" style:font-weight-asian="bold" style:font-weight-complex="bold" fo:color="#333333" fo:font-size="9.5pt" style:font-size-asian="9.5pt"/>
    </style:style>
    <style:style style:name="P113" style:parent-style-name="PreformattedText" style:family="paragraph">
      <style:paragraph-properties fo:line-height="145%"/>
    </style:style>
    <style:style style:name="T114" style:parent-style-name="SourceText" style:family="text">
      <style:text-properties style:font-name="Consolas, 'Liberation Mono', Me" fo:font-weight="bold" style:font-weight-asian="bold" style:font-weight-complex="bold" fo:color="#333333" fo:font-size="9.5pt" style:font-size-asian="9.5pt"/>
    </style:style>
    <style:style style:name="P115" style:parent-style-name="PreformattedText" style:family="paragraph">
      <style:paragraph-properties fo:line-height="145%"/>
    </style:style>
    <style:style style:name="T116" style:parent-style-name="SourceText" style:family="text">
      <style:text-properties style:font-name="Consolas, 'Liberation Mono', Me" fo:font-weight="bold" style:font-weight-asian="bold" style:font-weight-complex="bold" fo:color="#333333" fo:font-size="9.5pt" style:font-size-asian="9.5pt"/>
    </style:style>
    <style:style style:name="T117" style:parent-style-name="SourceText" style:family="text">
      <style:text-properties style:font-name="Consolas, 'Liberation Mono', Me" fo:font-weight="bold" style:font-weight-asian="bold" style:font-weight-complex="bold" fo:color="#333333" fo:font-size="9.5pt" style:font-size-asian="9.5pt"/>
    </style:style>
    <style:style style:name="P118" style:parent-style-name="PreformattedText" style:family="paragraph">
      <style:paragraph-properties fo:line-height="145%"/>
    </style:style>
    <style:style style:name="P119" style:parent-style-name="PreformattedText" style:family="paragraph">
      <style:paragraph-properties fo:line-height="145%"/>
    </style:style>
    <style:style style:name="T120" style:parent-style-name="SourceText" style:family="text">
      <style:text-properties style:font-name="Consolas, 'Liberation Mono', Me" fo:font-weight="bold" style:font-weight-asian="bold" style:font-weight-complex="bold" fo:color="#333333" fo:font-size="9.5pt" style:font-size-asian="9.5pt"/>
    </style:style>
    <style:style style:name="P121" style:parent-style-name="PreformattedText" style:family="paragraph">
      <style:paragraph-properties fo:line-height="145%"/>
    </style:style>
    <style:style style:name="T122" style:parent-style-name="SourceText" style:family="text">
      <style:text-properties style:font-name="Consolas, 'Liberation Mono', Me" fo:font-weight="bold" style:font-weight-asian="bold" style:font-weight-complex="bold" fo:color="#333333" fo:font-size="9.5pt" style:font-size-asian="9.5pt"/>
    </style:style>
    <style:style style:name="P123" style:parent-style-name="PreformattedText" style:family="paragraph">
      <style:paragraph-properties fo:line-height="145%"/>
    </style:style>
    <style:style style:name="T124" style:parent-style-name="SourceText" style:family="text">
      <style:text-properties style:font-name="Consolas, 'Liberation Mono', Me" fo:font-weight="bold" style:font-weight-asian="bold" style:font-weight-complex="bold" fo:color="#333333" fo:font-size="9.5pt" style:font-size-asian="9.5pt"/>
    </style:style>
    <style:style style:name="P125" style:parent-style-name="PreformattedText" style:family="paragraph">
      <style:paragraph-properties fo:line-height="145%"/>
    </style:style>
    <style:style style:name="T126" style:parent-style-name="SourceText" style:family="text">
      <style:text-properties style:font-name="Consolas, 'Liberation Mono', Me" fo:font-weight="bold" style:font-weight-asian="bold" style:font-weight-complex="bold" fo:color="#333333" fo:font-size="9.5pt" style:font-size-asian="9.5pt"/>
    </style:style>
    <style:style style:name="P127" style:parent-style-name="PreformattedText" style:family="paragraph">
      <style:paragraph-properties fo:line-height="145%"/>
    </style:style>
    <style:style style:name="T128" style:parent-style-name="SourceText" style:family="text">
      <style:text-properties style:font-name="Consolas, 'Liberation Mono', Me" fo:font-weight="bold" style:font-weight-asian="bold" style:font-weight-complex="bold" fo:color="#333333" fo:font-size="9.5pt" style:font-size-asian="9.5pt"/>
    </style:style>
    <style:style style:name="P129" style:parent-style-name="PreformattedText" style:family="paragraph">
      <style:paragraph-properties fo:line-height="145%"/>
    </style:style>
    <style:style style:name="T130" style:parent-style-name="SourceText" style:family="text">
      <style:text-properties style:font-name="Consolas, 'Liberation Mono', Me" fo:font-weight="bold" style:font-weight-asian="bold" style:font-weight-complex="bold" fo:color="#333333" fo:font-size="9.5pt" style:font-size-asian="9.5pt"/>
    </style:style>
    <style:style style:name="P131" style:parent-style-name="PreformattedText" style:family="paragraph">
      <style:paragraph-properties fo:line-height="145%"/>
    </style:style>
    <style:style style:name="T132" style:parent-style-name="SourceText" style:family="text">
      <style:text-properties style:font-name="Consolas, 'Liberation Mono', Me" fo:font-weight="bold" style:font-weight-asian="bold" style:font-weight-complex="bold" fo:color="#333333" fo:font-size="9.5pt" style:font-size-asian="9.5pt"/>
    </style:style>
    <style:style style:name="P133" style:parent-style-name="PreformattedText" style:family="paragraph">
      <style:paragraph-properties fo:line-height="145%"/>
    </style:style>
    <style:style style:name="T134" style:parent-style-name="SourceText" style:family="text">
      <style:text-properties style:font-name="Consolas, 'Liberation Mono', Me" fo:font-weight="bold" style:font-weight-asian="bold" style:font-weight-complex="bold" fo:color="#333333" fo:font-size="9.5pt" style:font-size-asian="9.5pt"/>
    </style:style>
    <style:style style:name="P135" style:parent-style-name="PreformattedText" style:family="paragraph">
      <style:paragraph-properties fo:line-height="145%"/>
    </style:style>
    <style:style style:name="T136" style:parent-style-name="SourceText" style:family="text">
      <style:text-properties style:font-name="Consolas, 'Liberation Mono', Me" fo:font-weight="bold" style:font-weight-asian="bold" style:font-weight-complex="bold" fo:color="#333333" fo:font-size="9.5pt" style:font-size-asian="9.5pt"/>
    </style:style>
    <style:style style:name="P137" style:parent-style-name="PreformattedText" style:family="paragraph">
      <style:paragraph-properties fo:line-height="145%"/>
    </style:style>
    <style:style style:name="T138" style:parent-style-name="SourceText" style:family="text">
      <style:text-properties style:font-name="Consolas, 'Liberation Mono', Me" fo:font-weight="bold" style:font-weight-asian="bold" style:font-weight-complex="bold" fo:color="#333333" fo:font-size="9.5pt" style:font-size-asian="9.5pt"/>
    </style:style>
    <style:style style:name="P139" style:parent-style-name="PreformattedText" style:family="paragraph">
      <style:paragraph-properties fo:line-height="145%"/>
    </style:style>
    <style:style style:name="T140" style:parent-style-name="SourceText" style:family="text">
      <style:text-properties style:font-name="Consolas, 'Liberation Mono', Me" fo:font-weight="bold" style:font-weight-asian="bold" style:font-weight-complex="bold" fo:color="#333333" fo:font-size="9.5pt" style:font-size-asian="9.5pt"/>
    </style:style>
    <style:style style:name="P141" style:parent-style-name="PreformattedText" style:family="paragraph">
      <style:paragraph-properties fo:line-height="145%"/>
    </style:style>
    <style:style style:name="T142" style:parent-style-name="SourceText" style:family="text">
      <style:text-properties style:font-name="Consolas, 'Liberation Mono', Me" fo:font-weight="bold" style:font-weight-asian="bold" style:font-weight-complex="bold" fo:color="#333333" fo:font-size="9.5pt" style:font-size-asian="9.5pt"/>
    </style:style>
    <style:style style:name="P143" style:parent-style-name="PreformattedText" style:family="paragraph">
      <style:paragraph-properties fo:line-height="145%"/>
    </style:style>
    <style:style style:name="T144" style:parent-style-name="SourceText" style:family="text">
      <style:text-properties style:font-name="Consolas, 'Liberation Mono', Me" fo:font-weight="bold" style:font-weight-asian="bold" style:font-weight-complex="bold" fo:color="#333333" fo:font-size="9.5pt" style:font-size-asian="9.5pt"/>
    </style:style>
    <style:style style:name="P145" style:parent-style-name="PreformattedText" style:family="paragraph">
      <style:paragraph-properties fo:line-height="145%"/>
    </style:style>
    <style:style style:name="T146" style:parent-style-name="SourceText" style:family="text">
      <style:text-properties style:font-name="Consolas, 'Liberation Mono', Me" fo:font-weight="bold" style:font-weight-asian="bold" style:font-weight-complex="bold" fo:color="#333333" fo:font-size="9.5pt" style:font-size-asian="9.5pt"/>
    </style:style>
    <style:style style:name="P147" style:parent-style-name="PreformattedText" style:family="paragraph">
      <style:paragraph-properties fo:line-height="145%"/>
    </style:style>
    <style:style style:name="T148" style:parent-style-name="SourceText" style:family="text">
      <style:text-properties style:font-name="Consolas, 'Liberation Mono', Me" fo:font-weight="bold" style:font-weight-asian="bold" style:font-weight-complex="bold" fo:color="#333333" fo:font-size="9.5pt" style:font-size-asian="9.5pt"/>
    </style:style>
    <style:style style:name="P149" style:parent-style-name="PreformattedText" style:family="paragraph">
      <style:paragraph-properties fo:line-height="145%"/>
    </style:style>
    <style:style style:name="T150" style:parent-style-name="SourceText" style:family="text">
      <style:text-properties style:font-name="Consolas, 'Liberation Mono', Me" fo:font-weight="bold" style:font-weight-asian="bold" style:font-weight-complex="bold" fo:color="#333333" fo:font-size="9.5pt" style:font-size-asian="9.5pt"/>
    </style:style>
    <style:style style:name="P151" style:parent-style-name="PreformattedText" style:family="paragraph">
      <style:paragraph-properties fo:line-height="145%"/>
    </style:style>
    <style:style style:name="T152" style:parent-style-name="SourceText" style:family="text">
      <style:text-properties style:font-name="Consolas, 'Liberation Mono', Me" fo:font-weight="bold" style:font-weight-asian="bold" style:font-weight-complex="bold" fo:color="#333333" fo:font-size="9.5pt" style:font-size-asian="9.5pt"/>
    </style:style>
    <style:style style:name="P153" style:parent-style-name="PreformattedText" style:family="paragraph">
      <style:paragraph-properties fo:line-height="145%"/>
    </style:style>
    <style:style style:name="T154" style:parent-style-name="SourceText" style:family="text">
      <style:text-properties style:font-name="Consolas, 'Liberation Mono', Me" fo:font-weight="bold" style:font-weight-asian="bold" style:font-weight-complex="bold" fo:color="#333333" fo:font-size="9.5pt" style:font-size-asian="9.5pt"/>
    </style:style>
    <style:style style:name="P155" style:parent-style-name="PreformattedText" style:family="paragraph">
      <style:paragraph-properties fo:line-height="145%"/>
    </style:style>
    <style:style style:name="T156" style:parent-style-name="SourceText" style:family="text">
      <style:text-properties style:font-name="Consolas, 'Liberation Mono', Me" fo:font-weight="bold" style:font-weight-asian="bold" style:font-weight-complex="bold" fo:color="#333333" fo:font-size="9.5pt" style:font-size-asian="9.5pt"/>
    </style:style>
    <style:style style:name="T157" style:parent-style-name="SourceText" style:family="text">
      <style:text-properties style:font-name="Consolas, 'Liberation Mono', Me" fo:font-weight="bold" style:font-weight-asian="bold" style:font-weight-complex="bold" fo:color="#333333" fo:font-size="9.5pt" style:font-size-asian="9.5pt" style:text-underline-type="double" style:text-underline-style="solid" style:text-underline-width="auto" style:text-underline-mode="continuous"/>
    </style:style>
    <style:style style:name="P158" style:parent-style-name="PreformattedText" style:family="paragraph">
      <style:paragraph-properties fo:line-height="145%"/>
    </style:style>
    <style:style style:name="T159" style:parent-style-name="SourceText" style:family="text">
      <style:text-properties style:font-name="Consolas, 'Liberation Mono', Me" fo:font-weight="bold" style:font-weight-asian="bold" style:font-weight-complex="bold" fo:color="#333333" fo:font-size="9.5pt" style:font-size-asian="9.5pt"/>
    </style:style>
    <style:style style:name="P160" style:parent-style-name="PreformattedText" style:family="paragraph">
      <style:paragraph-properties fo:line-height="145%"/>
    </style:style>
    <style:style style:name="T161" style:parent-style-name="SourceText" style:family="text">
      <style:text-properties style:font-name="Consolas, 'Liberation Mono', Me" fo:font-weight="bold" style:font-weight-asian="bold" style:font-weight-complex="bold" fo:color="#333333" fo:font-size="9.5pt" style:font-size-asian="9.5pt"/>
    </style:style>
    <style:style style:name="P162" style:parent-style-name="PreformattedText" style:family="paragraph">
      <style:paragraph-properties fo:line-height="145%"/>
    </style:style>
    <style:style style:name="T163" style:parent-style-name="SourceText" style:family="text">
      <style:text-properties style:font-name="Consolas, 'Liberation Mono', Me" fo:font-weight="bold" style:font-weight-asian="bold" style:font-weight-complex="bold" fo:color="#333333" fo:font-size="9.5pt" style:font-size-asian="9.5pt"/>
    </style:style>
    <style:style style:name="P164" style:parent-style-name="PreformattedText" style:family="paragraph">
      <style:paragraph-properties fo:line-height="145%"/>
    </style:style>
    <style:style style:name="T165" style:parent-style-name="SourceText" style:family="text">
      <style:text-properties style:font-name="Consolas, 'Liberation Mono', Me" fo:font-weight="bold" style:font-weight-asian="bold" style:font-weight-complex="bold" fo:color="#333333" fo:font-size="9.5pt" style:font-size-asian="9.5pt"/>
    </style:style>
    <style:style style:name="P166" style:parent-style-name="PreformattedText" style:family="paragraph">
      <style:paragraph-properties fo:line-height="145%"/>
    </style:style>
    <style:style style:name="T167" style:parent-style-name="SourceText" style:family="text">
      <style:text-properties style:font-name="Consolas, 'Liberation Mono', Me" fo:font-weight="bold" style:font-weight-asian="bold" style:font-weight-complex="bold" fo:color="#333333" fo:font-size="9.5pt" style:font-size-asian="9.5pt"/>
    </style:style>
    <style:style style:name="P168" style:parent-style-name="PreformattedText" style:family="paragraph">
      <style:paragraph-properties fo:line-height="145%"/>
    </style:style>
    <style:style style:name="T169" style:parent-style-name="SourceText" style:family="text">
      <style:text-properties style:font-name="Consolas, 'Liberation Mono', Me" fo:font-weight="bold" style:font-weight-asian="bold" style:font-weight-complex="bold" fo:color="#333333" fo:font-size="9.5pt" style:font-size-asian="9.5pt"/>
    </style:style>
    <style:style style:name="P170" style:parent-style-name="PreformattedText" style:family="paragraph">
      <style:paragraph-properties fo:line-height="145%"/>
    </style:style>
    <style:style style:name="T171" style:parent-style-name="SourceText" style:family="text">
      <style:text-properties style:font-name="Consolas, 'Liberation Mono', Me" fo:font-weight="bold" style:font-weight-asian="bold" style:font-weight-complex="bold" fo:color="#333333" fo:font-size="9.5pt" style:font-size-asian="9.5pt"/>
    </style:style>
    <style:style style:name="P172" style:parent-style-name="PreformattedText" style:family="paragraph">
      <style:paragraph-properties fo:line-height="145%"/>
    </style:style>
    <style:style style:name="T173" style:parent-style-name="SourceText" style:family="text">
      <style:text-properties style:font-name="Consolas, 'Liberation Mono', Me" fo:font-weight="bold" style:font-weight-asian="bold" style:font-weight-complex="bold" fo:color="#333333" fo:font-size="9.5pt" style:font-size-asian="9.5pt"/>
    </style:style>
    <style:style style:name="T174" style:parent-style-name="SourceText" style:family="text">
      <style:text-properties style:font-name="Consolas, 'Liberation Mono', Me" fo:font-weight="bold" style:font-weight-asian="bold" style:font-weight-complex="bold" fo:color="#333333" fo:font-size="9.5pt" style:font-size-asian="9.5pt"/>
    </style:style>
    <style:style style:name="P175" style:parent-style-name="PreformattedText" style:family="paragraph">
      <style:paragraph-properties fo:line-height="145%"/>
    </style:style>
    <style:style style:name="T176" style:parent-style-name="SourceText" style:family="text">
      <style:text-properties style:font-name="Consolas, 'Liberation Mono', Me" fo:font-weight="bold" style:font-weight-asian="bold" style:font-weight-complex="bold" fo:color="#333333" fo:font-size="9.5pt" style:font-size-asian="9.5pt"/>
    </style:style>
    <style:style style:name="P177" style:parent-style-name="PreformattedText" style:family="paragraph">
      <style:paragraph-properties fo:line-height="145%"/>
    </style:style>
    <style:style style:name="T178" style:parent-style-name="SourceText" style:family="text">
      <style:text-properties style:font-name="Consolas, 'Liberation Mono', Me" fo:font-weight="bold" style:font-weight-asian="bold" style:font-weight-complex="bold" fo:color="#333333" fo:font-size="9.5pt" style:font-size-asian="9.5pt"/>
    </style:style>
    <style:style style:name="P179" style:parent-style-name="PreformattedText" style:family="paragraph">
      <style:paragraph-properties fo:line-height="145%"/>
    </style:style>
    <style:style style:name="T180" style:parent-style-name="SourceText" style:family="text">
      <style:text-properties style:font-name="Consolas, 'Liberation Mono', Me" fo:font-weight="bold" style:font-weight-asian="bold" style:font-weight-complex="bold" fo:color="#333333" fo:font-size="9.5pt" style:font-size-asian="9.5pt"/>
    </style:style>
    <style:style style:name="P181" style:parent-style-name="PreformattedText" style:family="paragraph">
      <style:paragraph-properties fo:line-height="145%"/>
    </style:style>
    <style:style style:name="T182" style:parent-style-name="SourceText" style:family="text">
      <style:text-properties style:font-name="Consolas, 'Liberation Mono', Me" fo:font-weight="bold" style:font-weight-asian="bold" style:font-weight-complex="bold" fo:color="#333333" fo:font-size="9.5pt" style:font-size-asian="9.5pt"/>
    </style:style>
    <style:style style:name="P183" style:parent-style-name="PreformattedText" style:family="paragraph">
      <style:paragraph-properties fo:line-height="145%"/>
    </style:style>
    <style:style style:name="P184" style:parent-style-name="PreformattedText" style:family="paragraph">
      <style:paragraph-properties fo:line-height="145%"/>
    </style:style>
    <style:style style:name="T185" style:parent-style-name="SourceText" style:family="text">
      <style:text-properties style:font-name="Consolas, 'Liberation Mono', Me" fo:font-weight="bold" style:font-weight-asian="bold" style:font-weight-complex="bold" fo:color="#333333" fo:font-size="9.5pt" style:font-size-asian="9.5pt"/>
    </style:style>
    <style:style style:name="P186" style:parent-style-name="PreformattedText" style:family="paragraph">
      <style:paragraph-properties fo:line-height="145%"/>
    </style:style>
    <style:style style:name="T187" style:parent-style-name="SourceText" style:family="text">
      <style:text-properties style:font-name="Consolas, 'Liberation Mono', Me" fo:font-weight="bold" style:font-weight-asian="bold" style:font-weight-complex="bold" fo:color="#333333" fo:font-size="9.5pt" style:font-size-asian="9.5pt"/>
    </style:style>
    <style:style style:name="P188" style:parent-style-name="PreformattedText" style:family="paragraph">
      <style:paragraph-properties fo:line-height="145%"/>
    </style:style>
    <style:style style:name="T189" style:parent-style-name="SourceText" style:family="text">
      <style:text-properties style:font-name="Consolas, 'Liberation Mono', Me" fo:font-weight="bold" style:font-weight-asian="bold" style:font-weight-complex="bold" fo:color="#333333" fo:font-size="9.5pt" style:font-size-asian="9.5pt"/>
    </style:style>
    <style:style style:name="T190" style:parent-style-name="SourceText" style:family="text">
      <style:text-properties style:font-name="Consolas, 'Liberation Mono', Me" fo:font-weight="bold" style:font-weight-asian="bold" style:font-weight-complex="bold" fo:color="#333333" fo:font-size="9.5pt" style:font-size-asian="9.5pt"/>
    </style:style>
    <style:style style:name="P191" style:parent-style-name="PreformattedText" style:family="paragraph">
      <style:paragraph-properties fo:line-height="145%"/>
    </style:style>
    <style:style style:name="T192" style:parent-style-name="SourceText" style:family="text">
      <style:text-properties style:font-name="Consolas, 'Liberation Mono', Me" fo:font-weight="bold" style:font-weight-asian="bold" style:font-weight-complex="bold" fo:color="#333333" fo:font-size="9.5pt" style:font-size-asian="9.5pt"/>
    </style:style>
    <style:style style:name="P193" style:parent-style-name="PreformattedText" style:family="paragraph">
      <style:paragraph-properties fo:line-height="145%"/>
    </style:style>
    <style:style style:name="T194" style:parent-style-name="SourceText" style:family="text">
      <style:text-properties style:font-name="Consolas, 'Liberation Mono', Me" fo:font-weight="bold" style:font-weight-asian="bold" style:font-weight-complex="bold" fo:color="#333333" fo:font-size="9.5pt" style:font-size-asian="9.5pt"/>
    </style:style>
    <style:style style:name="P195" style:parent-style-name="PreformattedText" style:family="paragraph">
      <style:paragraph-properties fo:line-height="145%"/>
    </style:style>
    <style:style style:name="T196" style:parent-style-name="SourceText" style:family="text">
      <style:text-properties style:font-name="Consolas, 'Liberation Mono', Me" fo:font-weight="bold" style:font-weight-asian="bold" style:font-weight-complex="bold" fo:color="#333333" fo:font-size="9.5pt" style:font-size-asian="9.5pt"/>
    </style:style>
    <style:style style:name="P197" style:parent-style-name="PreformattedText" style:family="paragraph">
      <style:paragraph-properties fo:line-height="145%"/>
    </style:style>
    <style:style style:name="T198" style:parent-style-name="SourceText" style:family="text">
      <style:text-properties style:font-name="Consolas, 'Liberation Mono', Me" fo:font-weight="bold" style:font-weight-asian="bold" style:font-weight-complex="bold" fo:color="#333333" fo:font-size="9.5pt" style:font-size-asian="9.5pt"/>
    </style:style>
    <style:style style:name="P199" style:parent-style-name="PreformattedText" style:family="paragraph">
      <style:paragraph-properties fo:line-height="145%"/>
    </style:style>
    <style:style style:name="T200" style:parent-style-name="SourceText" style:family="text">
      <style:text-properties style:font-name="Consolas, 'Liberation Mono', Me" fo:font-weight="bold" style:font-weight-asian="bold" style:font-weight-complex="bold" fo:color="#333333" fo:font-size="9.5pt" style:font-size-asian="9.5pt"/>
    </style:style>
    <style:style style:name="P201" style:parent-style-name="PreformattedText" style:family="paragraph">
      <style:paragraph-properties fo:line-height="145%"/>
    </style:style>
    <style:style style:name="T202" style:parent-style-name="SourceText" style:family="text">
      <style:text-properties style:font-name="Consolas, 'Liberation Mono', Me" fo:font-weight="bold" style:font-weight-asian="bold" style:font-weight-complex="bold" fo:color="#333333" fo:font-size="9.5pt" style:font-size-asian="9.5pt"/>
    </style:style>
    <style:style style:name="P203" style:parent-style-name="PreformattedText" style:family="paragraph">
      <style:paragraph-properties fo:line-height="145%"/>
    </style:style>
    <style:style style:name="T204" style:parent-style-name="SourceText" style:family="text">
      <style:text-properties style:font-name="Consolas, 'Liberation Mono', Me" fo:font-weight="bold" style:font-weight-asian="bold" style:font-weight-complex="bold" fo:color="#333333" fo:font-size="9.5pt" style:font-size-asian="9.5pt"/>
    </style:style>
    <style:style style:name="P205" style:parent-style-name="PreformattedText" style:family="paragraph">
      <style:paragraph-properties fo:line-height="145%"/>
    </style:style>
    <style:style style:name="T206" style:parent-style-name="SourceText" style:family="text">
      <style:text-properties style:font-name="Consolas, 'Liberation Mono', Me" fo:font-weight="bold" style:font-weight-asian="bold" style:font-weight-complex="bold" fo:color="#333333" fo:font-size="9.5pt" style:font-size-asian="9.5pt"/>
    </style:style>
    <style:style style:name="T207" style:parent-style-name="SourceText" style:family="text">
      <style:text-properties style:font-name="Consolas, 'Liberation Mono', Me" fo:font-weight="bold" style:font-weight-asian="bold" style:font-weight-complex="bold" fo:color="#333333" fo:font-size="9.5pt" style:font-size-asian="9.5pt"/>
    </style:style>
    <style:style style:name="P208" style:parent-style-name="PreformattedText" style:family="paragraph">
      <style:paragraph-properties fo:line-height="145%"/>
    </style:style>
    <style:style style:name="T209" style:parent-style-name="SourceText" style:family="text">
      <style:text-properties style:font-name="Consolas, 'Liberation Mono', Me" fo:font-weight="bold" style:font-weight-asian="bold" style:font-weight-complex="bold" fo:color="#333333" fo:font-size="9.5pt" style:font-size-asian="9.5pt"/>
    </style:style>
    <style:style style:name="P210" style:parent-style-name="PreformattedText" style:family="paragraph">
      <style:paragraph-properties fo:line-height="145%"/>
    </style:style>
    <style:style style:name="T211" style:parent-style-name="SourceText" style:family="text">
      <style:text-properties style:font-name="Consolas, 'Liberation Mono', Me" fo:font-weight="bold" style:font-weight-asian="bold" style:font-weight-complex="bold" fo:color="#333333" fo:font-size="9.5pt" style:font-size-asian="9.5pt"/>
    </style:style>
    <style:style style:name="P212" style:parent-style-name="PreformattedText" style:family="paragraph">
      <style:paragraph-properties fo:line-height="145%"/>
    </style:style>
    <style:style style:name="T213" style:parent-style-name="SourceText" style:family="text">
      <style:text-properties style:font-name="Consolas, 'Liberation Mono', Me" fo:font-weight="bold" style:font-weight-asian="bold" style:font-weight-complex="bold" fo:color="#333333" fo:font-size="9.5pt" style:font-size-asian="9.5pt"/>
    </style:style>
    <style:style style:name="P214" style:parent-style-name="PreformattedText" style:family="paragraph">
      <style:paragraph-properties fo:line-height="145%"/>
    </style:style>
    <style:style style:name="T215" style:parent-style-name="SourceText" style:family="text">
      <style:text-properties style:font-name="Consolas, 'Liberation Mono', Me" fo:font-weight="bold" style:font-weight-asian="bold" style:font-weight-complex="bold" fo:color="#333333" fo:font-size="9.5pt" style:font-size-asian="9.5pt"/>
    </style:style>
    <style:style style:name="P216" style:parent-style-name="PreformattedText" style:family="paragraph">
      <style:paragraph-properties fo:line-height="145%"/>
    </style:style>
    <style:style style:name="T217" style:parent-style-name="SourceText" style:family="text">
      <style:text-properties style:font-name="Consolas, 'Liberation Mono', Me" fo:font-weight="bold" style:font-weight-asian="bold" style:font-weight-complex="bold" fo:color="#333333" fo:font-size="9.5pt" style:font-size-asian="9.5pt"/>
    </style:style>
    <style:style style:name="P218" style:parent-style-name="PreformattedText" style:family="paragraph">
      <style:paragraph-properties fo:line-height="145%"/>
    </style:style>
    <style:style style:name="T219" style:parent-style-name="SourceText" style:family="text">
      <style:text-properties style:font-name="Consolas, 'Liberation Mono', Me" fo:font-weight="bold" style:font-weight-asian="bold" style:font-weight-complex="bold" fo:color="#333333" fo:font-size="9.5pt" style:font-size-asian="9.5pt"/>
    </style:style>
    <style:style style:name="T220" style:parent-style-name="SourceText" style:family="text">
      <style:text-properties style:font-name="Consolas, 'Liberation Mono', Me" fo:font-weight="bold" style:font-weight-asian="bold" style:font-weight-complex="bold" fo:color="#333333" fo:font-size="9.5pt" style:font-size-asian="9.5pt"/>
    </style:style>
    <style:style style:name="P221" style:parent-style-name="PreformattedText" style:family="paragraph">
      <style:paragraph-properties fo:line-height="145%"/>
    </style:style>
    <style:style style:name="T222" style:parent-style-name="SourceText" style:family="text">
      <style:text-properties style:font-name="Consolas, 'Liberation Mono', Me" fo:font-weight="bold" style:font-weight-asian="bold" style:font-weight-complex="bold" fo:color="#333333" fo:font-size="9.5pt" style:font-size-asian="9.5pt"/>
    </style:style>
    <style:style style:name="T223" style:parent-style-name="SourceText" style:family="text">
      <style:text-properties style:font-name="Consolas, 'Liberation Mono', Me" fo:font-weight="bold" style:font-weight-asian="bold" style:font-weight-complex="bold" fo:color="#333333" fo:font-size="9.5pt" style:font-size-asian="9.5pt"/>
    </style:style>
    <style:style style:name="T224" style:parent-style-name="SourceText" style:family="text">
      <style:text-properties style:font-name="Consolas, 'Liberation Mono', Me" fo:font-weight="bold" style:font-weight-asian="bold" style:font-weight-complex="bold" fo:color="#333333" fo:font-size="9.5pt" style:font-size-asian="9.5pt"/>
    </style:style>
    <style:style style:name="P225" style:parent-style-name="PreformattedText" style:family="paragraph">
      <style:paragraph-properties fo:line-height="145%"/>
    </style:style>
    <style:style style:name="T226" style:parent-style-name="SourceText" style:family="text">
      <style:text-properties style:font-name="Consolas, 'Liberation Mono', Me" fo:font-weight="bold" style:font-weight-asian="bold" style:font-weight-complex="bold" fo:color="#333333" fo:font-size="9.5pt" style:font-size-asian="9.5pt"/>
    </style:style>
    <style:style style:name="T227" style:parent-style-name="SourceText" style:family="text">
      <style:text-properties style:font-name="Consolas, 'Liberation Mono', Me" fo:font-weight="bold" style:font-weight-asian="bold" style:font-weight-complex="bold" fo:color="#333333" fo:font-size="9.5pt" style:font-size-asian="9.5pt"/>
    </style:style>
    <style:style style:name="P228" style:parent-style-name="PreformattedText" style:family="paragraph">
      <style:paragraph-properties fo:line-height="145%"/>
    </style:style>
    <style:style style:name="P229" style:parent-style-name="PreformattedText" style:family="paragraph">
      <style:paragraph-properties fo:line-height="145%"/>
    </style:style>
    <style:style style:name="P230" style:parent-style-name="PreformattedText" style:family="paragraph">
      <style:paragraph-properties fo:line-height="145%"/>
    </style:style>
    <style:style style:name="P231" style:parent-style-name="PreformattedText" style:family="paragraph">
      <style:paragraph-properties fo:line-height="145%"/>
    </style:style>
    <style:style style:name="P232" style:parent-style-name="PreformattedText" style:family="paragraph">
      <style:paragraph-properties fo:line-height="145%"/>
    </style:style>
    <style:style style:name="P233" style:parent-style-name="PreformattedText" style:family="paragraph">
      <style:paragraph-properties fo:line-height="145%"/>
    </style:style>
    <style:style style:name="P234" style:parent-style-name="PreformattedText" style:family="paragraph">
      <style:paragraph-properties fo:line-height="145%"/>
    </style:style>
    <style:style style:name="P235" style:parent-style-name="PreformattedText" style:family="paragraph">
      <style:paragraph-properties fo:line-height="145%"/>
    </style:style>
    <style:style style:name="P236" style:parent-style-name="PreformattedText" style:family="paragraph">
      <style:paragraph-properties fo:line-height="145%"/>
    </style:style>
    <style:style style:name="P237" style:parent-style-name="PreformattedText" style:family="paragraph">
      <style:paragraph-properties fo:line-height="145%"/>
    </style:style>
    <style:style style:name="P238" style:parent-style-name="PreformattedText" style:family="paragraph">
      <style:paragraph-properties fo:line-height="145%"/>
    </style:style>
    <style:style style:name="P239" style:parent-style-name="PreformattedText" style:family="paragraph">
      <style:paragraph-properties fo:line-height="145%"/>
    </style:style>
    <style:style style:name="P240" style:parent-style-name="PreformattedText" style:family="paragraph">
      <style:paragraph-properties fo:line-height="145%"/>
    </style:style>
    <style:style style:name="P241" style:parent-style-name="PreformattedText" style:family="paragraph">
      <style:paragraph-properties fo:line-height="145%"/>
    </style:style>
    <style:style style:name="P242" style:parent-style-name="PreformattedText" style:family="paragraph">
      <style:paragraph-properties fo:line-height="145%"/>
    </style:style>
    <style:style style:name="P243" style:parent-style-name="PreformattedText" style:family="paragraph">
      <style:paragraph-properties fo:line-height="145%"/>
    </style:style>
    <style:style style:name="P244" style:parent-style-name="PreformattedText" style:family="paragraph">
      <style:paragraph-properties fo:line-height="145%"/>
    </style:style>
    <style:style style:name="P245" style:parent-style-name="PreformattedText" style:family="paragraph">
      <style:paragraph-properties fo:line-height="145%"/>
    </style:style>
    <style:style style:name="P246" style:parent-style-name="PreformattedText" style:family="paragraph">
      <style:paragraph-properties fo:line-height="145%"/>
    </style:style>
    <style:style style:name="P247" style:parent-style-name="PreformattedText" style:family="paragraph">
      <style:paragraph-properties fo:line-height="145%"/>
    </style:style>
    <style:style style:name="P248" style:parent-style-name="PreformattedText" style:family="paragraph">
      <style:paragraph-properties fo:line-height="145%"/>
    </style:style>
    <style:style style:name="P249" style:parent-style-name="PreformattedText" style:family="paragraph">
      <style:paragraph-properties fo:line-height="145%"/>
    </style:style>
    <style:style style:name="P250" style:parent-style-name="PreformattedText" style:family="paragraph">
      <style:paragraph-properties fo:line-height="145%"/>
    </style:style>
    <style:style style:name="P251" style:parent-style-name="PreformattedText" style:family="paragraph">
      <style:paragraph-properties fo:line-height="145%"/>
    </style:style>
    <style:style style:name="P252" style:parent-style-name="PreformattedText" style:family="paragraph">
      <style:paragraph-properties fo:line-height="145%"/>
    </style:style>
    <style:style style:name="P253" style:parent-style-name="PreformattedText" style:family="paragraph">
      <style:paragraph-properties fo:line-height="145%"/>
    </style:style>
    <style:style style:name="P254" style:parent-style-name="PreformattedText" style:family="paragraph">
      <style:paragraph-properties fo:line-height="145%"/>
    </style:style>
    <style:style style:name="P255" style:parent-style-name="PreformattedText" style:family="paragraph">
      <style:paragraph-properties fo:line-height="145%"/>
    </style:style>
    <style:style style:name="P256" style:parent-style-name="PreformattedText" style:family="paragraph">
      <style:paragraph-properties fo:line-height="145%"/>
    </style:style>
    <style:style style:name="P257" style:parent-style-name="PreformattedText" style:family="paragraph">
      <style:paragraph-properties fo:line-height="145%"/>
    </style:style>
    <style:style style:name="P258" style:parent-style-name="PreformattedText" style:family="paragraph">
      <style:paragraph-properties fo:line-height="145%"/>
    </style:style>
    <style:style style:name="P259" style:parent-style-name="PreformattedText" style:family="paragraph">
      <style:paragraph-properties fo:line-height="145%"/>
    </style:style>
    <style:style style:name="P260" style:parent-style-name="PreformattedText" style:family="paragraph">
      <style:paragraph-properties fo:line-height="145%"/>
    </style:style>
    <style:style style:name="P261" style:parent-style-name="PreformattedText" style:family="paragraph">
      <style:paragraph-properties fo:line-height="145%"/>
    </style:style>
    <style:style style:name="P262" style:parent-style-name="PreformattedText" style:family="paragraph">
      <style:paragraph-properties fo:line-height="145%"/>
    </style:style>
    <style:style style:name="T263" style:parent-style-name="DefaultParagraphFont" style:family="text">
      <style:text-properties style:text-underline-type="double" style:text-underline-style="solid" style:text-underline-width="auto" style:text-underline-mode="continuous"/>
    </style:style>
    <style:style style:name="P264" style:parent-style-name="PreformattedText" style:family="paragraph">
      <style:paragraph-properties fo:line-height="145%"/>
    </style:style>
    <style:style style:name="P265" style:parent-style-name="PreformattedText" style:family="paragraph">
      <style:paragraph-properties fo:line-height="145%"/>
    </style:style>
    <style:style style:name="P266" style:parent-style-name="PreformattedText" style:family="paragraph">
      <style:paragraph-properties fo:line-height="145%"/>
    </style:style>
    <style:style style:name="P267" style:parent-style-name="PreformattedText" style:family="paragraph">
      <style:paragraph-properties fo:line-height="145%"/>
    </style:style>
    <style:style style:name="P268" style:parent-style-name="PreformattedText" style:family="paragraph">
      <style:paragraph-properties fo:line-height="145%"/>
    </style:style>
    <style:style style:name="P269" style:parent-style-name="PreformattedText" style:family="paragraph">
      <style:paragraph-properties fo:line-height="145%"/>
    </style:style>
    <style:style style:name="P270" style:parent-style-name="PreformattedText" style:family="paragraph">
      <style:paragraph-properties fo:line-height="145%"/>
    </style:style>
    <style:style style:name="P271" style:parent-style-name="PreformattedText" style:family="paragraph">
      <style:paragraph-properties fo:line-height="145%"/>
    </style:style>
    <style:style style:name="P272" style:parent-style-name="PreformattedText" style:family="paragraph">
      <style:paragraph-properties fo:line-height="145%"/>
    </style:style>
    <style:style style:name="P273" style:parent-style-name="PreformattedText" style:family="paragraph">
      <style:paragraph-properties fo:line-height="145%"/>
    </style:style>
    <style:style style:name="P274" style:parent-style-name="PreformattedText" style:family="paragraph">
      <style:paragraph-properties fo:line-height="145%"/>
    </style:style>
    <style:style style:name="P275" style:parent-style-name="PreformattedText" style:family="paragraph">
      <style:paragraph-properties fo:line-height="145%"/>
    </style:style>
    <style:style style:name="P276" style:parent-style-name="PreformattedText" style:family="paragraph">
      <style:paragraph-properties fo:line-height="145%"/>
    </style:style>
    <style:style style:name="P277" style:parent-style-name="PreformattedText" style:family="paragraph">
      <style:paragraph-properties fo:line-height="145%"/>
    </style:style>
    <style:style style:name="P278" style:parent-style-name="PreformattedText" style:family="paragraph">
      <style:paragraph-properties fo:line-height="145%"/>
    </style:style>
    <style:style style:name="P279" style:parent-style-name="PreformattedText" style:family="paragraph">
      <style:paragraph-properties fo:line-height="145%"/>
    </style:style>
    <style:style style:name="P280" style:parent-style-name="PreformattedText" style:family="paragraph">
      <style:paragraph-properties fo:line-height="145%"/>
    </style:style>
    <style:style style:name="P281" style:parent-style-name="PreformattedText" style:family="paragraph">
      <style:paragraph-properties fo:line-height="145%"/>
    </style:style>
    <style:style style:name="P282" style:parent-style-name="PreformattedText" style:family="paragraph">
      <style:paragraph-properties fo:line-height="145%"/>
    </style:style>
    <style:style style:name="P283" style:parent-style-name="PreformattedText" style:family="paragraph">
      <style:paragraph-properties fo:line-height="145%"/>
    </style:style>
    <style:style style:name="P284" style:parent-style-name="PreformattedText" style:family="paragraph">
      <style:paragraph-properties fo:line-height="145%"/>
    </style:style>
    <style:style style:name="P285" style:parent-style-name="PreformattedText" style:family="paragraph">
      <style:paragraph-properties fo:line-height="145%"/>
    </style:style>
    <style:style style:name="P286" style:parent-style-name="PreformattedText" style:family="paragraph">
      <style:paragraph-properties fo:line-height="145%"/>
    </style:style>
    <style:style style:name="P287" style:parent-style-name="PreformattedText" style:family="paragraph">
      <style:paragraph-properties fo:line-height="145%"/>
    </style:style>
    <style:style style:name="P288" style:parent-style-name="PreformattedText" style:family="paragraph">
      <style:paragraph-properties fo:line-height="145%"/>
    </style:style>
    <style:style style:name="P289" style:parent-style-name="PreformattedText" style:family="paragraph">
      <style:paragraph-properties fo:line-height="145%"/>
    </style:style>
    <style:style style:name="P290" style:parent-style-name="PreformattedText" style:family="paragraph">
      <style:paragraph-properties fo:line-height="145%"/>
    </style:style>
    <style:style style:name="P291" style:parent-style-name="PreformattedText" style:family="paragraph">
      <style:paragraph-properties fo:line-height="145%"/>
    </style:style>
    <style:style style:name="P292" style:parent-style-name="PreformattedText" style:family="paragraph">
      <style:paragraph-properties fo:line-height="145%"/>
    </style:style>
    <style:style style:name="P293" style:parent-style-name="PreformattedText" style:family="paragraph">
      <style:paragraph-properties fo:line-height="145%"/>
    </style:style>
    <style:style style:name="P294" style:parent-style-name="PreformattedText" style:family="paragraph">
      <style:paragraph-properties fo:line-height="145%"/>
    </style:style>
    <style:style style:name="P295" style:parent-style-name="PreformattedText" style:family="paragraph">
      <style:paragraph-properties fo:line-height="145%"/>
    </style:style>
    <style:style style:name="P296" style:parent-style-name="PreformattedText" style:family="paragraph">
      <style:paragraph-properties fo:line-height="145%"/>
    </style:style>
    <style:style style:name="P297" style:parent-style-name="PreformattedText" style:family="paragraph">
      <style:paragraph-properties fo:line-height="145%"/>
    </style:style>
    <style:style style:name="P298" style:parent-style-name="PreformattedText" style:family="paragraph">
      <style:paragraph-properties fo:line-height="145%"/>
    </style:style>
    <style:style style:name="P299" style:parent-style-name="PreformattedText" style:family="paragraph">
      <style:paragraph-properties fo:line-height="145%"/>
    </style:style>
    <style:style style:name="P300" style:parent-style-name="PreformattedText" style:family="paragraph">
      <style:paragraph-properties fo:line-height="145%"/>
    </style:style>
    <style:style style:name="P301" style:parent-style-name="PreformattedText" style:family="paragraph">
      <style:paragraph-properties fo:line-height="145%"/>
    </style:style>
    <style:style style:name="P302" style:parent-style-name="PreformattedText" style:family="paragraph">
      <style:paragraph-properties fo:line-height="145%"/>
    </style:style>
    <style:style style:name="P303" style:parent-style-name="PreformattedText" style:family="paragraph">
      <style:paragraph-properties fo:line-height="145%"/>
    </style:style>
    <style:style style:name="P304" style:parent-style-name="PreformattedText" style:family="paragraph">
      <style:paragraph-properties fo:line-height="145%"/>
    </style:style>
    <style:style style:name="P305" style:parent-style-name="PreformattedText" style:family="paragraph">
      <style:paragraph-properties fo:line-height="145%"/>
    </style:style>
    <style:style style:name="P306" style:parent-style-name="PreformattedText" style:family="paragraph">
      <style:paragraph-properties fo:line-height="145%"/>
    </style:style>
    <style:style style:name="P307" style:parent-style-name="PreformattedText" style:family="paragraph">
      <style:paragraph-properties fo:line-height="145%"/>
    </style:style>
    <style:style style:name="P308" style:parent-style-name="PreformattedText" style:family="paragraph">
      <style:paragraph-properties fo:line-height="145%"/>
    </style:style>
    <style:style style:name="P309" style:parent-style-name="PreformattedText" style:family="paragraph">
      <style:paragraph-properties fo:line-height="145%"/>
    </style:style>
    <style:style style:name="P310" style:parent-style-name="PreformattedText" style:family="paragraph">
      <style:paragraph-properties fo:line-height="145%"/>
    </style:style>
    <style:style style:name="P311" style:parent-style-name="PreformattedText" style:family="paragraph">
      <style:paragraph-properties fo:line-height="145%"/>
    </style:style>
    <style:style style:name="P312" style:parent-style-name="PreformattedText" style:family="paragraph">
      <style:paragraph-properties fo:line-height="145%"/>
    </style:style>
    <style:style style:name="P313" style:parent-style-name="PreformattedText" style:family="paragraph">
      <style:paragraph-properties fo:line-height="145%"/>
    </style:style>
    <style:style style:name="P314" style:parent-style-name="PreformattedText" style:family="paragraph">
      <style:paragraph-properties fo:line-height="145%"/>
    </style:style>
    <style:style style:name="P315" style:parent-style-name="PreformattedText" style:family="paragraph">
      <style:paragraph-properties fo:line-height="145%"/>
    </style:style>
    <style:style style:name="P316" style:parent-style-name="PreformattedText" style:family="paragraph">
      <style:paragraph-properties fo:line-height="145%"/>
    </style:style>
    <style:style style:name="P317" style:parent-style-name="PreformattedText" style:family="paragraph">
      <style:paragraph-properties fo:line-height="145%"/>
    </style:style>
    <style:style style:name="P318" style:parent-style-name="PreformattedText" style:family="paragraph">
      <style:paragraph-properties fo:line-height="145%"/>
    </style:style>
    <style:style style:name="P319" style:parent-style-name="PreformattedText" style:family="paragraph">
      <style:paragraph-properties fo:line-height="145%"/>
    </style:style>
    <style:style style:name="P320" style:parent-style-name="PreformattedText" style:family="paragraph">
      <style:paragraph-properties fo:line-height="145%"/>
    </style:style>
    <style:style style:name="P321" style:parent-style-name="PreformattedText" style:family="paragraph">
      <style:paragraph-properties fo:line-height="145%"/>
    </style:style>
    <style:style style:name="P322" style:parent-style-name="PreformattedText" style:family="paragraph">
      <style:paragraph-properties fo:line-height="145%"/>
    </style:style>
    <style:style style:name="P323" style:parent-style-name="PreformattedText" style:family="paragraph">
      <style:paragraph-properties fo:line-height="145%"/>
    </style:style>
    <style:style style:name="P324" style:parent-style-name="PreformattedText" style:family="paragraph">
      <style:paragraph-properties fo:line-height="145%"/>
    </style:style>
    <style:style style:name="P325" style:parent-style-name="PreformattedText" style:family="paragraph">
      <style:paragraph-properties fo:line-height="145%"/>
    </style:style>
    <style:style style:name="P326" style:parent-style-name="PreformattedText" style:family="paragraph">
      <style:paragraph-properties fo:line-height="145%"/>
    </style:style>
    <style:style style:name="P327" style:parent-style-name="PreformattedText" style:family="paragraph">
      <style:paragraph-properties fo:line-height="145%"/>
    </style:style>
    <style:style style:name="P328" style:parent-style-name="PreformattedText" style:family="paragraph">
      <style:paragraph-properties fo:line-height="145%"/>
    </style:style>
    <style:style style:name="P329" style:parent-style-name="PreformattedText" style:family="paragraph">
      <style:paragraph-properties fo:line-height="145%"/>
    </style:style>
    <style:style style:name="P330" style:parent-style-name="PreformattedText" style:family="paragraph">
      <style:paragraph-properties fo:line-height="145%"/>
    </style:style>
    <style:style style:name="P331" style:parent-style-name="PreformattedText" style:family="paragraph">
      <style:paragraph-properties fo:line-height="145%"/>
    </style:style>
    <style:style style:name="P332" style:parent-style-name="PreformattedText" style:family="paragraph">
      <style:paragraph-properties fo:line-height="145%"/>
    </style:style>
    <style:style style:name="P333" style:parent-style-name="PreformattedText" style:family="paragraph">
      <style:paragraph-properties fo:line-height="145%"/>
    </style:style>
    <style:style style:name="P334" style:parent-style-name="PreformattedText" style:family="paragraph">
      <style:paragraph-properties fo:line-height="145%"/>
    </style:style>
    <style:style style:name="P335" style:parent-style-name="PreformattedText" style:family="paragraph">
      <style:paragraph-properties fo:line-height="145%"/>
    </style:style>
    <style:style style:name="T336" style:parent-style-name="DefaultParagraphFont" style:family="text">
      <style:text-properties style:font-name="Helvetica Neue" fo:color="#333333" fo:font-size="10.5pt" style:font-size-asian="10.5pt"/>
    </style:style>
    <style:style style:name="P337" style:parent-style-name="PreformattedText" style:family="paragraph">
      <style:paragraph-properties fo:line-height="145%"/>
      <style:text-properties style:font-name="Helvetica Neue" fo:color="#333333" fo:font-size="10.5pt" style:font-size-asian="10.5pt"/>
    </style:style>
    <style:style style:name="P338" style:parent-style-name="PreformattedText" style:family="paragraph">
      <style:paragraph-properties fo:line-height="145%"/>
      <style:text-properties style:font-name="Helvetica Neue" fo:color="#333333" fo:font-size="10.5pt" style:font-size-asian="10.5pt"/>
    </style:style>
    <style:style style:name="P339" style:parent-style-name="PreformattedText" style:family="paragraph">
      <style:paragraph-properties fo:line-height="145%"/>
    </style:style>
    <style:style style:name="T340" style:parent-style-name="DefaultParagraphFont" style:family="text">
      <style:text-properties style:font-name="Helvetica Neue" fo:color="#333333" fo:font-size="10.5pt" style:font-size-asian="10.5pt"/>
    </style:style>
    <style:style style:name="T341" style:parent-style-name="DefaultParagraphFont" style:family="text">
      <style:text-properties style:font-name="Helvetica Neue" fo:font-weight="bold" style:font-weight-asian="bold" style:font-weight-complex="bold" fo:font-size="10.5pt" style:font-size-asian="10.5pt"/>
    </style:style>
    <style:style style:name="T342" style:parent-style-name="DefaultParagraphFont" style:family="text">
      <style:text-properties style:font-name="Helvetica Neue" fo:font-weight="bold" style:font-weight-asian="bold" style:font-weight-complex="bold" fo:font-size="10.5pt" style:font-size-asian="10.5pt"/>
    </style:style>
    <style:style style:name="P343" style:parent-style-name="PreformattedText" style:family="paragraph">
      <style:paragraph-properties fo:line-height="145%" fo:text-indent="0.4923in"/>
    </style:style>
    <style:style style:name="T344" style:parent-style-name="DefaultParagraphFont" style:family="text">
      <style:text-properties style:font-name="Helvetica Neue" fo:color="#333333" fo:font-size="10.5pt" style:font-size-asian="10.5pt"/>
    </style:style>
    <style:style style:name="T345" style:parent-style-name="DefaultParagraphFont" style:family="text">
      <style:text-properties style:font-name="Helvetica Neue" fo:font-size="10.5pt" style:font-size-asian="10.5pt"/>
    </style:style>
    <style:style style:name="T346" style:parent-style-name="DefaultParagraphFont" style:family="text">
      <style:text-properties style:font-name="Helvetica Neue" fo:color="#333333" fo:font-size="10.5pt" style:font-size-asian="10.5pt"/>
    </style:style>
    <style:style style:name="T347" style:parent-style-name="DefaultParagraphFont" style:family="text">
      <style:text-properties style:font-name="Helvetica Neue" fo:font-size="10.5pt" style:font-size-asian="10.5pt"/>
    </style:style>
    <style:style style:name="T348" style:parent-style-name="DefaultParagraphFont" style:family="text">
      <style:text-properties style:font-name="Helvetica Neue" fo:color="#333333" fo:font-size="10.5pt" style:font-size-asian="10.5pt"/>
    </style:style>
    <style:style style:name="P349" style:parent-style-name="PreformattedText" style:family="paragraph">
      <style:paragraph-properties fo:line-height="145%" fo:text-indent="0.4923in"/>
    </style:style>
    <style:style style:name="P350" style:parent-style-name="PreformattedText" style:family="paragraph">
      <style:paragraph-properties fo:line-height="145%"/>
    </style:style>
    <style:style style:name="P351" style:parent-style-name="PreformattedText" style:family="paragraph">
      <style:paragraph-properties fo:line-height="145%"/>
    </style:style>
    <style:style style:name="P352" style:parent-style-name="PreformattedText" style:family="paragraph">
      <style:paragraph-properties fo:line-height="145%"/>
    </style:style>
    <style:style style:name="P353" style:parent-style-name="PreformattedText" style:family="paragraph">
      <style:paragraph-properties fo:line-height="145%"/>
    </style:style>
    <style:style style:name="P354" style:parent-style-name="PreformattedText" style:family="paragraph">
      <style:paragraph-properties fo:line-height="145%"/>
    </style:style>
    <style:style style:name="P355" style:parent-style-name="PreformattedText" style:family="paragraph">
      <style:paragraph-properties fo:line-height="145%"/>
    </style:style>
    <style:style style:name="T356" style:parent-style-name="SourceText" style:family="text">
      <style:text-properties style:font-name="inherit" fo:color="#303336" fo:font-size="9.5pt" style:font-size-asian="9.5pt" fo:background-color="#EFF0F1"/>
    </style:style>
    <style:style style:name="P357" style:parent-style-name="PreformattedText" style:family="paragraph">
      <style:paragraph-properties fo:background-color="#EFF0F1"/>
    </style:style>
    <style:style style:name="T358" style:parent-style-name="SourceText" style:family="text">
      <style:text-properties style:font-name="inherit" fo:color="#303336" fo:font-size="9.5pt" style:font-size-asian="9.5pt" fo:background-color="#EFF0F1"/>
    </style:style>
    <style:style style:name="T359" style:parent-style-name="SourceText" style:family="text">
      <style:text-properties style:font-name="inherit" fo:color="#303336" fo:font-size="9.5pt" style:font-size-asian="9.5pt" fo:background-color="#EFF0F1"/>
    </style:style>
    <style:style style:name="P360" style:parent-style-name="PreformattedText" style:family="paragraph">
      <style:paragraph-properties fo:background-color="#EFF0F1"/>
    </style:style>
    <style:style style:name="T361" style:parent-style-name="SourceText" style:family="text">
      <style:text-properties style:font-name="inherit" fo:color="#303336" fo:font-size="9.5pt" style:font-size-asian="9.5pt" fo:background-color="#EFF0F1"/>
    </style:style>
    <style:style style:name="T362" style:parent-style-name="SourceText" style:family="text">
      <style:text-properties style:font-name="inherit" fo:color="#303336" fo:font-size="9.5pt" style:font-size-asian="9.5pt" fo:background-color="#EFF0F1"/>
    </style:style>
    <style:style style:name="P363" style:parent-style-name="PreformattedText" style:family="paragraph">
      <style:paragraph-properties fo:background-color="#EFF0F1"/>
    </style:style>
    <style:style style:name="T364" style:parent-style-name="SourceText" style:family="text">
      <style:text-properties style:font-name="inherit" fo:color="#303336" fo:font-size="9.5pt" style:font-size-asian="9.5pt" fo:background-color="#EFF0F1"/>
    </style:style>
    <style:style style:name="P365" style:parent-style-name="PreformattedText" style:family="paragraph">
      <style:paragraph-properties fo:background-color="#EFF0F1"/>
    </style:style>
    <style:style style:name="P366" style:parent-style-name="PreformattedText" style:list-style-name="LFO1" style:family="paragraph">
      <style:paragraph-properties fo:background-color="#EFF0F1"/>
    </style:style>
    <style:style style:name="P367" style:parent-style-name="PreformattedText" style:family="paragraph">
      <style:paragraph-properties fo:background-color="#EFF0F1"/>
    </style:style>
    <style:style style:name="P368" style:parent-style-name="Normal" style:family="paragraph">
      <style:paragraph-properties fo:text-indent="0.0833in"/>
    </style:style>
    <style:style style:name="P369" style:parent-style-name="Normal" style:family="paragraph">
      <style:paragraph-properties fo:text-indent="0.0833in"/>
    </style:style>
    <style:style style:name="P370" style:parent-style-name="Normal" style:family="paragraph">
      <style:paragraph-properties fo:text-indent="0.0833in"/>
    </style:style>
  </office:automatic-styles>
  <office:body>
    <office:text text:use-soft-page-breaks="true">
      <text:p text:style-name="P1"/>
      <text:p text:style-name="Standard">Command Line</text:p>
      <text:p text:style-name="P2"><text:span text:style-name="T3">ls -a /usr/local/bin</text:span></text:p>
      <text:p text:style-name="P4"/>
      <text:p text:style-name="P5"/>
      <text:p text:style-name="P6"><text:span text:style-name="T7">ls: list the file in this directory</text:span></text:p>
      <text:p text:style-name="P8"><text:span text:style-name="T9">ls -a: list all files except hidden file</text:span></text:p>
      <text:p text:style-name="P10"><text:span text:style-name="T11">ls --all: lis all files even hidden files</text:span></text:p>
      <text:p text:style-name="P12"><text:span text:style-name="T13">ls- l: long list</text:span></text:p>
      <text:p text:style-name="P14"><text:span text:style-name="T15">Note:<text:s/></text:span><text:span text:style-name="T16">hidden files start with a “.”</text:span></text:p>
      <text:p text:style-name="P17"><text:span text:style-name="T18">pwd: (pin working directory) where are you</text:span></text:p>
      <text:p text:style-name="P19"><text:span text:style-name="T20">whoami: who are you</text:span></text:p>
      <text:p text:style-name="P21"><text:span text:style-name="T22">cd: (call directory)</text:span></text:p>
      <text:p text:style-name="P23"><text:span text:style-name="T24">clear: clear the screen</text:span></text:p>
      <text:p text:style-name="P25"><text:span text:style-name="T26">Note: Linux is case sensitive OS so we need to care about upper and lower cases</text:span></text:p>
      <text:p text:style-name="P27"><text:span text:style-name="T28">Important Note: don’t create two file<text:s/></text:span><text:span text:style-name="T29">with the same name (even with different letter case) in the same directory.</text:span></text:p>
      <text:p text:style-name="P30"><text:span text:style-name="T31">Cd .. : go back to upper directory</text:span></text:p>
      <text:p text:style-name="P32"><text:span text:style-name="T33">Tip: if you press tap, it continue the word for you.</text:span></text:p>
      <text:p text:style-name="P34"><text:span text:style-name="T35">Note: Command line will help us in automating operations</text:span></text:p>
      <text:p text:style-name="P36"><text:span text:style-name="T37">sudo: super user do, let you edit a</text:span><text:span text:style-name="T38">nd do anything as super user</text:span></text:p>
      <text:p text:style-name="P39"><text:span text:style-name="T40">~: home folder</text:span></text:p>
      <text:p text:style-name="P41"><text:span text:style-name="T42">mkdir: make folder for ex: mkdir fablabua-→ this will create a folder named fablabuae</text:span></text:p>
      <text:p text:style-name="P43">git clone: clone anything from anywhere</text:p>
      <text:p text:style-name="P44">ex)<text:s/><text:bookmark-start text:name="__DdeLink__647_1532827926"/>git clone<text:s/><text:a xlink:href="https://github.com/fablabuae/projects.git" office:target-frame-name="_top" xlink:show="replace">https://github.com/fablabuae/</text:a><text:bookmark-end text:name="__DdeLink__647_1532827926"/><text:a xlink:href="https://github.com/fablabuae/projects.git" office:target-frame-name="_top" xlink:show="replace">projects.git</text:a></text:p>
      <text:p text:style-name="P45">git status: till you that you have done and whay you are messing while documenting in git hub</text:p>
      <text:p text:style-name="P46">git commit -m “write message here”: upload files</text:p>
      <text:p text:style-name="P47"/>
      <text:p text:style-name="P48">Steps to download and upload from github are:</text:p>
      <text:p text:style-name="P49">1-open terminal</text:p>
      <text:p text:style-name="P50">2-<text:bookmark-start text:name="__DdeLink__142_726234743"/>git pull<text:bookmark-end text:name="__DdeLink__142_726234743"/></text:p>
      <text:p text:style-name="P51">we need to it at the beginning each time before pushing anything at the github, because you can’t push anything unless you pull everything in the repository, for example if you pulled your files<text:s/>and someone made a change directly after you pulled the files and before you push your files, then you need to pull again so you have the updated repository then you can push your files</text:p>
      <text:p text:style-name="P52">3-git status</text:p>
      <text:p text:style-name="P53">4-git add –-all</text:p>
      <text:p text:style-name="P54">add all the files you have changes, modified or deleted.</text:p>
      <text:p text:style-name="P55"/>
      <text:p text:style-name="P56">4-<text:bookmark-start text:name="__DdeLink__144_726234743"/><text:bookmark-start text:name="__DdeLink__149_726234743"/><text:bookmark-start text:name="__DdeLink__146_726234743"/>git commit- m “message”<text:bookmark-end text:name="__DdeLink__144_726234743"/><text:bookmark-end text:name="__DdeLink__149_726234743"/><text:bookmark-end text:name="__DdeLink__146_726234743"/></text:p>
      <text:soft-page-break/>
      <text:p text:style-name="P57">put your message for ex: HashimNabil “created CNC folder”, then it will ask you about your username and password.</text:p>
      <text:p text:style-name="P58">5- git push</text:p>
      <text:p text:style-name="P59">this is the final step.</text:p>
      <text:p text:style-name="P60">Note: never answer yes, to “force push”, either answer “No” or<text:s/>close the terminal</text:p>
      <text:p text:style-name="P61"><text:bookmark-start text:name="__DdeLink__730_95021527"/>du -sh<text:bookmark-end text:name="__DdeLink__730_95021527"/><text:s/>foldername: tells you the size <text:s/>of the folder ot the repositery. All the files should be in the archive, you should check the file size all the time because its not allowed to exceed a 1.6- 6 mb growth size of your repository.</text:p>
      <text:p text:style-name="P62">.<text:s/><text:s/>s for summary, h for human readings.</text:p>
      <text:p text:style-name="P63">Using<text:s/><text:span text:style-name="T64">ssh</text:span></text:p>
      <text:p text:style-name="P65">go to home: cd</text:p>
      <text:p text:style-name="P66">generate ssh directory: mkdir .ssh</text:p>
      <text:p text:style-name="P67"><text:span text:style-name="T68">then do this</text:span></text:p>
      <text:p text:style-name="P69"><text:a xlink:href="https://help.github.com/articles/generating-a-new-ssh-key-and-adding-it-to-the-ssh-agent" office:target-frame-name="_top" xlink:show="replace"><text:span text:style-name="SourceText">agent</text:span></text:a><text:a xlink:href="https://help.github.com/articles/generating-a-new-ssh-key-and-adding-it-to-the-ssh-agent" office:target-frame-name="_top" xlink:show="replace"><text:span text:style-name="SourceText">https://help.github.com/articles/generating-a-new-ssh-key-and-adding-it-to-the-ssh-</text:span></text:a></text:p>
      <text:p text:style-name="P70"/>
      <text:p text:style-name="P71">then go to github&gt;setting&gt;ssh and GPG keys</text:p>
      <text:p text:style-name="P72">then select a name</text:p>
      <text:p text:style-name="P73">then<text:s/>go to .ssh directory</text:p>
      <text:p text:style-name="P74">then open the public id with atom</text:p>
      <text:p text:style-name="P75">then click generate key</text:p>
      <text:p text:style-name="P76">to change the way we connect with the repository from https which was secured by id and password, to ssh:</text:p>
      <text:p text:style-name="P77"/>
      <text:p text:style-name="P78"><text:a xlink:href="https://help.github.com/articles/changing-a-remote-s-url/" office:target-frame-name="_top" xlink:show="replace">https://help.github.com/articles/changing-a-remote-s-url/</text:a></text:p>
      <text:p text:style-name="P79">This need to be done for each reposistory unless you cloned with ssh not with https</text:p>
      <text:p text:style-name="P80"><text:span text:style-name="T81">to install something using command line:</text:span></text:p>
      <text:p text:style-name="P82"><text:span text:style-name="T83">sudo pacman -S nameoftheprogram</text:span></text:p>
      <text:p text:style-name="P84"/>
      <text:p text:style-name="P85"><text:span text:style-name="T86">* to check for ssh identity</text:span></text:p>
      <text:p text:style-name="P87"><text:bookmark-start text:name="__DdeLink__733_95021527"/><text:span text:style-name="T88">ssh-add</text:span><text:span text:style-name="T89"><text:s/>-l</text:span><text:bookmark-end text:name="__DdeLink__733_95021527"/></text:p>
      <text:p text:style-name="P90"><text:span text:style-name="T91">* to add ssh identity to a reposistory</text:span></text:p>
      <text:p text:style-name="P92"><text:bookmark-start text:name="__DdeLink__1221_871301507"/><text:bookmark-start text:name="__DdeLink__1230_1126090343"/><text:span text:style-name="T93">ssh-add ~/.ssh/y700linux</text:span><text:bookmark-end text:name="__DdeLink__1221_871301507"/><text:bookmark-end text:name="__DdeLink__1230_1126090343"/></text:p>
      <text:p text:style-name="P94"/>
      <text:p text:style-name="P95"/>
      <text:p text:style-name="P96"/>
      <text:p text:style-name="P97"/>
      <text:p text:style-name="P98"/>
      <text:p text:style-name="P99"/>
      <text:p text:style-name="P100"/>
      <text:p text:style-name="P101"/>
      <text:p text:style-name="P102"/>
      <text:p text:style-name="P103"><text:span text:style-name="T104">To automate commands</text:span></text:p>
      <text:p text:style-name="P105"><text:span text:style-name="T106"><text:tab/>1- go terminal</text:span></text:p>
      <text:p text:style-name="P107"><text:span text:style-name="T108"><text:tab/>2- write <text:s text:c="3"/>nano nameoffile</text:span></text:p>
      <text:p text:style-name="P109"><text:span text:style-name="T110">ex) nano pull</text:span></text:p>
      <text:p text:style-name="P111"><text:span text:style-name="T112">then write all the commands you want to automate in sequence and save it</text:span></text:p>
      <text:p text:style-name="P113"><text:span text:style-name="T114">* to display messages</text:span></text:p>
      <text:p text:style-name="P115"><text:span text:style-name="T116"><text:tab/></text:span><text:span text:style-name="T117">echo displayed message</text:span></text:p>
      <text:p text:style-name="P118"/>
      <text:p text:style-name="P119"><text:span text:style-name="T120">assignment: make the script of push does not push if the size is bigger than something (extra: make it check the date and change the size limit accordignly)</text:span></text:p>
      <text:p text:style-name="P121"><text:span text:style-name="T122">–</text:span></text:p>
      <text:p text:style-name="P123"><text:span text:style-name="T124">* Defining variables in bash</text:span></text:p>
      <text:p text:style-name="P125"><text:span text:style-name="T126"><text:tab/></text:span><text:a xlink:href="http://tldp.org/HOWTO/Bash-Prog-Intro-HOWTO-5.html" office:target-frame-name="_top" xlink:show="replace"><text:span text:style-name="SourceText">http://tldp.org/HOWTO/Bash-Prog-Intro-HOWTO-5.html</text:span></text:a></text:p>
      <text:p text:style-name="P127"><text:span text:style-name="T128">* using variables with if else in bash</text:span></text:p>
      <text:p text:style-name="P129"><text:span text:style-name="T130"><text:tab/></text:span><text:a xlink:href="http://www.thegeekstuff.com/2010/06/bash-if-statement-examples" office:target-frame-name="_top" xlink:show="replace"><text:span text:style-name="SourceText">http://www.thegeekstuff.com/2010/06/bash-if-statement-exampl</text:span><text:span text:style-name="SourceText">es</text:span></text:a></text:p>
      <text:p text:style-name="P131"><text:span text:style-name="T132">* if else conditions in bash</text:span></text:p>
      <text:p text:style-name="P133"><text:span text:style-name="T134"><text:tab/></text:span><text:a xlink:href="http://tldp.org/LDP/abs/html/comparison-ops.html" office:target-frame-name="_top" xlink:show="replace"><text:span text:style-name="SourceText">http://tldp.org/LDP/abs/html/comparison-ops.html</text:span></text:a></text:p>
      <text:p text:style-name="P135"><text:span text:style-name="T136">* nested if bash</text:span></text:p>
      <text:p text:style-name="P137"><text:span text:style-name="T138"><text:tab/></text:span><text:a xlink:href="http://tldp.org/LDP/abs/html/nestedifthen.html" office:target-frame-name="_top" xlink:show="replace"><text:span text:style-name="SourceText">http://tldp.org/LDP/abs/html/nestedifthen.html</text:span></text:a></text:p>
      <text:p text:style-name="P139"><text:span text:style-name="T140">*atom: live previer</text:span></text:p>
      <text:p text:style-name="P141"><text:span text:style-name="T142"><text:tab/>1- press “ctr+shit+p”</text:span></text:p>
      <text:p text:style-name="P143"><text:span text:style-name="T144"><text:tab/>2- write “markd” then press enter</text:span></text:p>
      <text:p text:style-name="P145"><text:span text:style-name="T146">* swap between two folders</text:span></text:p>
      <text:p text:style-name="P147"><text:span text:style-name="T148"><text:tab/>cd -</text:span></text:p>
      <text:p text:style-name="P149"><text:span text:style-name="T150">* convert atom markdown to html using pandoc</text:span></text:p>
      <text:p text:style-name="P151"><text:span text:style-name="T152"><text:tab/>1- install pandoc</text:span></text:p>
      <text:p text:style-name="P153"><text:span text:style-name="T154"><text:tab/>2-<text:s/></text:span><text:a xlink:href="http://pandoc.org/getting-started.html" office:target-frame-name="_top" xlink:show="replace"><text:span text:style-name="SourceText">http://pandoc.org/getting-started.html</text:span></text:a></text:p>
      <text:p text:style-name="P155"><text:span text:style-name="T156"><text:tab/>for ex)<text:s/></text:span><text:bookmark-start text:name="__DdeLink__1028_297879044"/><text:bookmark-start text:name="__DdeLink__727_95021527"/><text:bookmark-start text:name="__DdeLink__854_915241812"/><text:span text:style-name="T157">pandoc index.md -f markdown -t html -s -o index.html</text:span><text:bookmark-end text:name="__DdeLink__1028_297879044"/><text:bookmark-end text:name="__DdeLink__727_95021527"/><text:bookmark-end text:name="__DdeLink__854_915241812"/></text:p>
      <text:p text:style-name="P158"><text:span text:style-name="T159"><text:tab/>this will convert index.md to index.html</text:span></text:p>
      <text:p text:style-name="P160"><text:span text:style-name="T161">* using grapgicsmagick</text:span></text:p>
      <text:p text:style-name="P162"><text:span text:style-name="T163"><text:tab/></text:span><text:a xlink:href="http://www.graphicsmagick.org/convert.html" office:target-frame-name="_top" xlink:show="replace"><text:span text:style-name="SourceText">htt</text:span><text:span text:style-name="SourceText">p://www.graphicsmagick.org/convert.html</text:span></text:a></text:p>
      <text:p text:style-name="P164"><text:span text:style-name="T165"><text:tab/></text:span><text:a xlink:href="http://www.imagemagick.org/Usage/resize/#resize" office:target-frame-name="_top" xlink:show="replace"><text:span text:style-name="SourceText">http://www.imagemagick.org/Usage/resize/#resize</text:span></text:a></text:p>
      <text:p text:style-name="P166"><text:span text:style-name="T167">* easy screenshot software</text:span></text:p>
      <text:p text:style-name="P168"><text:span text:style-name="T169"><text:tab/>Deeping Screenshot</text:span></text:p>
      <text:p text:style-name="P170"><text:span text:style-name="T171">* git log</text:span></text:p>
      <text:p text:style-name="P172"><text:span text:style-name="T173"><text:tab/>give you all the commits that were done to<text:s/></text:span><text:span text:style-name="T174">the repository</text:span></text:p>
      <text:soft-page-break/>
      <text:p text:style-name="P175"><text:span text:style-name="T176">* git log -3</text:span></text:p>
      <text:p text:style-name="P177"><text:span text:style-name="T178"><text:tab/>gives you the last three commits and so on, -2 the last two</text:span></text:p>
      <text:p text:style-name="P179"><text:span text:style-name="T180">* git –graph</text:span></text:p>
      <text:p text:style-name="P181"><text:span text:style-name="T182"><text:tab/>shows the commits along the diverged and imerged commits</text:span></text:p>
      <text:p text:style-name="P183"/>
      <text:p text:style-name="P184"><text:span text:style-name="T185">*Xmind</text:span></text:p>
      <text:p text:style-name="P186"><text:span text:style-name="T187"><text:tab/>mind mapping software, use it for project developmemnts</text:span></text:p>
      <text:p text:style-name="P188"><text:span text:style-name="T189">* resize image using graphicmag</text:span><text:span text:style-name="T190">ick</text:span></text:p>
      <text:p text:style-name="P191"><text:span text:style-name="T192"><text:tab/>ex)<text:s/></text:span><text:a xlink:href="http://www.imagemagick.org/Usage/resize/#resize" office:target-frame-name="_top" xlink:show="replace"><text:span text:style-name="SourceText">http://www.imagemagick.org/Usage/resize/#resize</text:span></text:a></text:p>
      <text:p text:style-name="P193"><text:span text:style-name="T194">* html : using image as link</text:span></text:p>
      <text:p text:style-name="P195"><text:span text:style-name="T196"><text:tab/></text:span><text:a xlink:href="http://www.w3schools.com/html/tryit.asp?filename=tryhtml_links_image" office:target-frame-name="_top" xlink:show="replace"><text:span text:style-name="SourceText">http://www.w3schools.com/html/tryit.asp?filename=tryhtml_links_image</text:span></text:a></text:p>
      <text:p text:style-name="P197"><text:span text:style-name="T198">* install Brackets</text:span></text:p>
      <text:p text:style-name="P199"><text:span text:style-name="T200"><text:tab/></text:span><text:a xlink:href="https://walkingsources.blogspot.ae/2013/12/instalar-brackets-en-manjaro-linux.html" office:target-frame-name="_top" xlink:show="replace"><text:span text:style-name="SourceText">https://walkingsources.blogspot.ae/2013/12/instalar-brackets-en-man</text:span><text:span text:style-name="SourceText">jaro-linux.html</text:span></text:a></text:p>
      <text:p text:style-name="P201"><text:span text:style-name="T202">* allign image to center, markdown, html</text:span></text:p>
      <text:p text:style-name="P203"><text:span text:style-name="T204"><text:tab/><text:s/>&lt;p align="center"&gt;</text:span></text:p>
      <text:p text:style-name="P205"><text:span text:style-name="T206"><text:s text:c="3"/></text:span><text:span text:style-name="T207"><text:tab/><text:s/>![](htmlcodebrackets.png)</text:span></text:p>
      <text:p text:style-name="P208"><text:span text:style-name="T209"><text:tab/><text:s/>&lt;/p&gt;</text:span></text:p>
      <text:p text:style-name="P210"><text:span text:style-name="T211">* use css style with pandoc</text:span></text:p>
      <text:p text:style-name="P212"><text:span text:style-name="T213"><text:tab/>1- go the website that has the css style that you want to use</text:span></text:p>
      <text:p text:style-name="P214"><text:span text:style-name="T215"><text:tab/>ex)<text:s/></text:span><text:a xlink:href="https://gist.github.com/dashed/6714393" office:target-frame-name="_top" xlink:show="replace"><text:span text:style-name="SourceText">https://gist.github.com/dashed/6714393</text:span></text:a></text:p>
      <text:p text:style-name="P216"><text:span text:style-name="T217"><text:tab/>2- open the raw file, and select all (ctr+A)</text:span></text:p>
      <text:p text:style-name="P218"><text:span text:style-name="T219"><text:tab/>3- create new document in the same folder that contains your html that you<text:s/></text:span><text:span text:style-name="T220"><text:tab/>want to apply the css style to it and name anything.css</text:span></text:p>
      <text:p text:style-name="P221"><text:span text:style-name="T222"><text:tab/>4- while you convert your</text:span><text:span text:style-name="T223"><text:s/>markdown to html add -c anything.css to the convert<text:s/></text:span><text:span text:style-name="T224"><text:tab/>command.</text:span></text:p>
      <text:p text:style-name="P225"><text:span text:style-name="T226"><text:tab/>ex)<text:s/></text:span><text:bookmark-start text:name="__DdeLink__745_915241812"/><text:bookmark-start text:name="__DdeLink__1224_871301507"/><text:bookmark-start text:name="__DdeLink__1028_713365815"/><text:bookmark-start text:name="__DdeLink__857_915241812"/><text:bookmark-start text:name="__DdeLink__1191_260490356"/><text:bookmark-start text:name="__DdeLink__1195_1736426003"/><text:span text:style-name="T227">pandoc index.md -f markdown -t html -c mycss.css -s -o index.html</text:span><text:bookmark-end text:name="__DdeLink__745_915241812"/><text:bookmark-end text:name="__DdeLink__1224_871301507"/><text:bookmark-end text:name="__DdeLink__1028_713365815"/><text:bookmark-end text:name="__DdeLink__857_915241812"/><text:bookmark-end text:name="__DdeLink__1191_260490356"/><text:bookmark-end text:name="__DdeLink__1195_1736426003"/></text:p>
      <text:p text:style-name="P228">* fabacademy archive</text:p>
      <text:p text:style-name="P229"><text:tab/><text:a xlink:href="http://git.fabacademy.org/" office:target-frame-name="_top" xlink:show="replace">http://git.fabacademy.org/</text:a></text:p>
      <text:p text:style-name="P230">* using graphicmagick</text:p>
      <text:p text:style-name="P231"><text:a xlink:href="https://github.com/Academany/PreAcademy/blob/master/w1/cad2d.md" office:target-frame-name="_top" xlink:show="replace">https://github.com/Academany/PreAcademy/blob/master/w1/cad2d.md</text:a></text:p>
      <text:p text:style-name="P232">* group collage<text:s/><text:bookmark-start text:name="__DdeLink__849_915241812"/>merge images using graphicmagick vertical way<text:bookmark-end text:name="__DdeLink__849_915241812"/></text:p>
      <text:p text:style-name="P233"><text:bookmark-start text:name="__DdeLink__851_915241812"/>gm convert ssh1.png ssh2.png -geometry x450 -append<text:s/>ssh.png<text:bookmark-end text:name="__DdeLink__851_915241812"/></text:p>
      <text:p text:style-name="P234">* merge images using graphicmagick horizental way</text:p>
      <text:p text:style-name="P235"><text:bookmark-start text:name="__DdeLink__1171_1880689586"/>gm convert ssh1.png ssh2.png -geometry x400 +append ssh.png<text:bookmark-end text:name="__DdeLink__1171_1880689586"/></text:p>
      <text:p text:style-name="P236">* Niel Notes: Week 2</text:p>
      <text:p text:style-name="P237"><text:tab/>- final project: anyAxes</text:p>
      <text:p text:style-name="P238"><text:tab/>- who did similar final projects</text:p>
      <text:p text:style-name="P239"><text:tab/>- making machines that make: object-oriented Hardware meets object-oriented<text:s/><text:tab/>software</text:p>
      <text:p text:style-name="P240"><text:tab/>* git Kraken</text:p>
      <text:p text:style-name="P241"><text:tab/>* raster vs vector</text:p>
      <text:soft-page-break/>
      <text:p text:style-name="P242"><text:tab/>* graph scad</text:p>
      <text:p text:style-name="P243"/>
      <text:p text:style-name="P244"><text:tab/>* clone vs copy, when you clone an object, any modification you apply on the<text:s/><text:tab/>original object, will be automatically applied on the clones.</text:p>
      <text:p text:style-name="P245"><text:tab/>* the natural of mathmatical modeling</text:p>
      <text:p text:style-name="P246"><text:tab/>* elmer</text:p>
      <text:p text:style-name="P247"><text:tab/>* kdenlive, video editor</text:p>
      <text:p text:style-name="P248"><text:tab/>* redesign the playdooh flashlightl, model it and render it.</text:p>
      <text:p text:style-name="P249"><text:tab/>* hardware accelerator chrome</text:p>
      <text:p text:style-name="P250"><text:tab/><text:a xlink:href="http://www.webupd8.org/2014/01/enable-hardware-acceleration-in-chrome.html" office:target-frame-name="_top" xlink:show="replace">http://www.webupd8.org/2014/01/enable-hardware-acceleration-in-chrome.html</text:a></text:p>
      <text:p text:style-name="P251"><text:tab/>* git add .</text:p>
      <text:p text:style-name="P252"><text:tab/>Same ass git add –-all</text:p>
      <text:p text:style-name="P253"><text:tab/>* git reset</text:p>
      <text:p text:style-name="P254"><text:tab/>discard the changes after git add –all and before commit stage</text:p>
      <text:p text:style-name="P255"><text:tab/>* Jane Elliott, blue eye brown eyes</text:p>
      <text:p text:style-name="P256">* install software from command line</text:p>
      <text:p text:style-name="P257"><text:tab/><text:s/>sudo pacman -S softwarename</text:p>
      <text:p text:style-name="P258"><text:tab/><text:bookmark-start text:name="__DdeLink__931_474988289"/><text:a xlink:href="https://www.youtube.com/watch?v=OFgBxOv19l8" office:target-frame-name="_top" xlink:show="replace">https://www.youtube.com/watch?=OFgBxOv19l8</text:a><text:bookmark-end text:name="__DdeLink__931_474988289"/></text:p>
      <text:p text:style-name="P259">* uninstall packages from the command line</text:p>
      <text:p text:style-name="P260"><text:tab/>sudo pacman -R softwarename</text:p>
      <text:p text:style-name="P261"><text:tab/><text:a xlink:href="https://www.youtube.com/watch?v=OFgBxOv19l8" office:target-frame-name="_top" xlink:show="replace">https://www.youtube.com/watch?v=OFgBxOv19l8</text:a></text:p>
      <text:p text:style-name="P262">* install<text:s/><text:span text:style-name="T263">packages</text:span><text:s/>from the AUR (Arch User Repository)</text:p>
      <text:p text:style-name="P264"><text:tab/>yaourt -S softwarePackageName</text:p>
      <text:p text:style-name="P265">* diigo</text:p>
      <text:p text:style-name="P266"><text:tab/>bookmarking extenstion for chroom with tags and search cabapilities</text:p>
      <text:p text:style-name="P267"><text:tab/><text:a xlink:href="https://www.diigo.com/" office:target-frame-name="_top" xlink:show="replace">https://www.diigo.com/</text:a></text:p>
      <text:p text:style-name="P268">* default apps, browser in manjaro</text:p>
      <text:p text:style-name="P269"><text:tab/>- click on start</text:p>
      <text:p text:style-name="P270"><text:tab/>- go to “settings”</text:p>
      <text:p text:style-name="P271"><text:tab/>- then go to “prefered Applications”</text:p>
      <text:p text:style-name="P272"><text:tab/>- then you can assign the default browser, terminal or mail reader</text:p>
      <text:p text:style-name="P273">* fill tool in gimp</text:p>
      <text:p text:style-name="P274"><text:tab/><text:a xlink:href="https://docs.gimp.org/en/gimp-tool-bucket-fill.html" office:target-frame-name="_top" xlink:show="replace">https://docs.gimp.org/en/gimp-tool-bucket-fill.html</text:a></text:p>
      <text:p text:style-name="P275">* Yes/No user input in bash</text:p>
      <text:p text:style-name="P276"><text:tab/><text:a xlink:href="http://www.shellhacks.com/en/Yes-No-in-Bash-Script-Prompt-for-Confirmation" office:target-frame-name="_top" xlink:show="replace">http://www.shellhacks.com/en/Yes-No-in-Bash-Script-Prompt-for-Confirmation</text:a></text:p>
      <text:p text:style-name="P277">* Sound muted not working manjaro linux</text:p>
      <text:soft-page-break/>
      <text:p text:style-name="P278"><text:tab/><text:a xlink:href="http://www.cupoflinux.com/SBB/index.php?topic=2337.0" office:target-frame-name="_top" xlink:show="replace">http://www.cupoflinux.com/SBB/index.php?topic=2337.0</text:a></text:p>
      <text:p text:style-name="P279"><text:tab/>go to Pulse<text:s/>Audio Volume Control, and unmute it!</text:p>
      <text:p text:style-name="P280">* adding fonts to manjaro linux, inkscape</text:p>
      <text:p text:style-name="P281"><text:tab/><text:a xlink:href="http://wiki.inkscape.org/wiki/index.php/Installing_fonts" office:target-frame-name="_top" xlink:show="replace">http://wiki.inkscape.org/wiki/index.php/Installing_fonts</text:a></text:p>
      <text:p text:style-name="P282">* antimony</text:p>
      <text:p text:style-name="P283"><text:tab/><text:a xlink:href="https://github.com/mkeeter/antimony/blob/develop/BUILDING.md" office:target-frame-name="_top" xlink:show="replace">https://github.com/mkeeter/antimony/blob/develop/BUILDING.md</text:a></text:p>
      <text:p text:style-name="P284"><text:tab/>install all depandencies, then follow the instructions to make the program work from anywhere by just typing its name<text:s/>in the command line</text:p>
      <text:p text:style-name="P285">* Kdenlive youtube tutorials, very bestes!!!</text:p>
      <text:p text:style-name="P286"><text:tab/><text:a xlink:href="https://www.youtube.com/watch?v=TmDzgXmjqEc" office:target-frame-name="_top" xlink:show="replace">https://www.youtube.com/watch?v=TmDzgXmjqEc</text:a></text:p>
      <text:p text:style-name="P287">* Royality free music clips, for commercial or youtube use</text:p>
      <text:p text:style-name="P288"><text:tab/><text:a xlink:href="http://www.bensound.com/royalty-free-music" office:target-frame-name="_top" xlink:show="replace">http://www.bensound.com/royalty-free-music</text:a></text:p>
      <text:p text:style-name="P289">* kdenlive tips</text:p>
      <text:p text:style-name="P290"><text:tab/>- Keyboard shorcuts</text:p>
      <text:p text:style-name="P291"><text:tab/><text:tab/>- s = select</text:p>
      <text:p text:style-name="P292"><text:tab/><text:tab/>- x = cut, used to cut clips, you can delete the cuts or edit them</text:p>
      <text:p text:style-name="P293"><text:tab/>- disolve: if two clips were two different tracks and<text:s/>one is top to the other, you can left click the buttom right or left corner of anyone of them so it will disolve into the next clip.</text:p>
      <text:p text:style-name="P294"><text:tab/>- effects:New Folder</text:p>
      <text:p text:style-name="P295"><text:tab/><text:tab/>- Fade in, fade the sound of the clip in, at the beginning</text:p>
      <text:p text:style-name="P296"><text:tab/><text:tab/>- Fade out, fade the sound of the clip<text:s/>out, at the end</text:p>
      <text:p text:style-name="P297"><text:tab/><text:tab/>- Fade from black, at the beginning</text:p>
      <text:p text:style-name="P298"><text:tab/><text:tab/>- Fade to black, at the end</text:p>
      <text:p text:style-name="P299"><text:tab/>- its useful to use these 4 effects for transisions between clips along with disolve.</text:p>
      <text:p text:style-name="P300">* Fill and Stroke, inkscape</text:p>
      <text:p text:style-name="P301"><text:tab/>Shitf+ctrl+F</text:p>
      <text:p text:style-name="P302"><text:tab/><text:tab/></text:p>
      <text:p text:style-name="P303">* flat colors</text:p>
      <text:p text:style-name="P304"><text:tab/><text:a xlink:href="https://flatuicolors.com/" office:target-frame-name="_top" xlink:show="replace">https://flatuicolors.com/</text:a></text:p>
      <text:p text:style-name="P305">* preview markdown html in atom</text:p>
      <text:p text:style-name="P306"><text:tab/>ctr+shift+m</text:p>
      <text:p text:style-name="P307">* antimony</text:p>
      <text:p text:style-name="P308"><text:tab/><text:a xlink:href="https://github.com/mkeeter/antimony/blob/develop/py/fab/shapes.py" office:target-frame-name="_top" xlink:show="replace">https://github.com/mkeeter/antimony/blob/develop/py/fab/shapes.py</text:a></text:p>
      <text:p text:style-name="P309">* convert image formats</text:p>
      <text:p text:style-name="P310"><text:tab/>gm convert image.png image.jpeg</text:p>
      <text:p text:style-name="P311">* kokopelli</text:p>
      <text:soft-page-break/>
      <text:p text:style-name="P312"><text:tab/>to open go to the “bin” folder and start a terminal and write</text:p>
      <text:p text:style-name="P313"><text:tab/><text:bookmark-start text:name="__DdeLink__2668_1222966626"/>python2 ./kokopelli -r<text:bookmark-end text:name="__DdeLink__2668_1222966626"/></text:p>
      <text:p text:style-name="P314"><text:tab/>all dimensions are in inches</text:p>
      <text:p text:style-name="P315"><text:tab/>while creating the wires, the horizental line will be created then the vertical</text:p>
      <text:p text:style-name="P316">* brackets 1.9 not working in manjaro linux=&gt;<text:s/><text:a xlink:href="https://aur.archlinux.org/packages/brackets/" office:target-frame-name="_top" xlink:show="replace">i</text:a>nstall older version</text:p>
      <text:p text:style-name="P317">* gitlab page of fablabuae<text:s/><text:a xlink:href="http://git.fabacademy.org/" office:target-frame-name="_top" xlink:show="replace">http://git.fabacademy.org/</text:a><text:s/>then register/login with your fablabs.io account.</text:p>
      <text:p text:style-name="P318">* git clone using ssh</text:p>
      <text:p text:style-name="P319"><text:tab/>ex) git clone<text:s/><text:a xlink:href="mailto:git@github.com" office:target-frame-name="_top" xlink:show="replace">git@github.com</text:a>:openp2pdesign/wxGestalt.git</text:p>
      <text:p text:style-name="P320">* to see all available ports, terminal</text:p>
      <text:p text:style-name="P321"><text:tab/>ls /dev/tty*</text:p>
      <text:p text:style-name="P322"><text:tab/>TTY =<text:s/><text:a xlink:href="http://stackoverflow.com/questions/8514735/what-is-special-about-dev-tty" office:target-frame-name="_top" xlink:show="replace">http://stackoverflow.com/questions/8514735/what-is-special-about-dev-tty</text:a></text:p>
      <text:p text:style-name="P323">* Serial Terminal Basics</text:p>
      <text:p text:style-name="P324"><text:tab/><text:a xlink:href="https://learn.sparkfun.com/tutorials/terminal-basics/command-line-windows-mac-linux" office:target-frame-name="_top" xlink:show="replace">https://learn.sparkfun.com/tutorials/terminal-basics/command-line-windows-mac-linux</text:a></text:p>
      <text:p text:style-name="P325">* embed video in html or markdown</text:p>
      <text:p text:style-name="P326"><text:tab/><text:a xlink:href="https://www.w3schools.com/html/tryit.asp?filename=tryhtml_youtubeiframe" office:target-frame-name="_top" xlink:show="replace">https://www.w3schools.com/html/tryit.asp?filename=tryhtml_youtubeiframe</text:a></text:p>
      <text:p text:style-name="P327">* embed stl file from sketchfab in html or makrdown</text:p>
      <text:p text:style-name="P328"><text:tab/>&lt;p align="center"&gt;</text:p>
      <text:p text:style-name="P329">&lt;div class="sketchfab-embed-wrapper"&gt;&lt;iframe width="640" height="480" src="https://sketchfab.com/models/d00117d1613a42ef9247b80aba4efc73/embed" frameborder="0" allowvr allowfullscreen mozallowfullscreen="true" webkitallowfullscreen="true" onmousewheel=""&gt;&lt;/iframe&gt;</text:p>
      <text:p text:style-name="P330">&lt;/p&gt;</text:p>
      <text:p text:style-name="P331">* pyserial documentations</text:p>
      <text:p text:style-name="P332"><text:tab/><text:a xlink:href="http://pyserial.readthedocs.io/en/latest/shortintro.html" office:target-frame-name="_top" xlink:show="replace">http://pyserial.readthedocs.io/en/latest/shortintro.html</text:a></text:p>
      <text:p text:style-name="P333">* serial communication sparkfun lesson</text:p>
      <text:p text:style-name="P334"><text:tab/><text:a xlink:href="http://pyserial.readthedocs.io/en/latest/shortintro.html" office:target-frame-name="_top" xlink:show="replace">http://pyserial.readthedocs.io/en/latest/shortintro.html</text:a></text:p>
      <text:p text:style-name="P335">* Buad Rate: specifies how fas data is sent over a serial line, measured in bits-per-seconds bbs, common baud rate speeds are 9600,<text:s/><text:span text:style-name="T336">1200, 2400, 4800, 19200, 38400, 57600, and 115200.</text:span></text:p>
      <text:p text:style-name="P337"><text:tab/>- the time spent at handeling each bit of the data = 1/baudrate</text:p>
      <text:p text:style-name="P338">* access windows files from ubunto windows 10</text:p>
      <text:p text:style-name="P339"><text:span text:style-name="T340"><text:tab/></text:span><text:span text:style-name="T341">/m</text:span><text:span text:style-name="T342">nt/&lt;drive letter&gt;/</text:span></text:p>
      <text:p text:style-name="P343"><text:span text:style-name="T344">Example usage would be</text:span><text:span text:style-name="T345"> </text:span><text:span text:style-name="T346">cd /mnt/c</text:span><text:span text:style-name="T347"> </text:span><text:span text:style-name="T348">to access c:\</text:span></text:p>
      <text:p text:style-name="P349">cd /mnt/c/Users/Hashim/Desktop/fablabuae/students/154</text:p>
      <text:p text:style-name="P350">* encode the video</text:p>
      <text:p text:style-name="P351"><text:tab/>open terminal then:</text:p>
      <text:soft-page-break/>
      <text:p text:style-name="P352"><text:tab/>ffmpeg -i hashim.mp4 -vcodec libx264 -crf 25 -preset medium -vf scale=-1:720 -acodec libmp3lame<text:s/>-q:a 4 -ar 48000 -ac 2 presentation.mp4</text:p>
      <text:p text:style-name="P353">* Pulling is not possible because you have unmerged files. hint: Fix them up in the work tree, and then use 'git add/rm &lt;file&gt;' hint: as appropriate to mark resolution and make a commit. fatal: Exiting because of an<text:s/>unresolved conflict.</text:p>
      <text:p text:style-name="P354"><text:tab/>- open terminal</text:p>
      <text:p text:style-name="P355"><text:tab/>-<text:s/><text:tab/><text:span text:style-name="T356">git fetch origin</text:span></text:p>
      <text:p text:style-name="P357"><text:span text:style-name="T358"><text:tab/></text:span><text:span text:style-name="T359"><text:tab/>git reset --hard origin/master</text:span></text:p>
      <text:p text:style-name="P360"><text:span text:style-name="T361"><text:tab/></text:span><text:span text:style-name="T362"><text:tab/>git pull</text:span></text:p>
      <text:p text:style-name="P363"><text:span text:style-name="T364">source:<text:s/></text:span><text:a xlink:href="https://stackoverflow.com/questions/8044675/pull-is-not-possible-because-you-have-unmerged-files-git-stash-doesnt-work-do" office:target-frame-name="_top" xlink:show="replace"><text:span text:style-name="SourceText">https://stackoverflow.com/questions/8044675/pull-is-not-possible-because-you-have-unmerged-files-git-stash-doesnt-work-do</text:span></text:a></text:p>
      <text:p text:style-name="P365"/>
      <text:list text:style-name="LFO1" text:continue-numbering="true">
        <text:list-item>
          <text:p text:style-name="P366">error: bad signature</text:p>
        </text:list-item>
      </text:list>
      <text:p text:style-name="P367">fatal: index file corrupt</text:p>
      <text:p text:style-name="Normal">*error: bad signature</text:p>
      <text:p text:style-name="P368">Fatal: index file corrupt.</text:p>
      <text:p text:style-name="P369"><text:tab/>Solution:<text:s/><text:a xlink:href="https://community.atlassian.com/t5/SourceTree-questions/git-status-failed-with-code-128-error-bad-signature-fatal-index/qaq-p/207697" office:target-frame-name="_top" xlink:show="replace"><text:span text:style-name="Hyperlink">https://community.atlassian.com/t5/SourceTree-questions/git-status-failed-with-code-128-error-bad-signature-fatal-index/qaq-p/207697</text:span></text:a></text:p>
      <text:p text:style-name="P3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Liberation Mono', Me" svg:font-family="Consolas, 'Liberation Mono', Me" style:font-family-generic="system"/>
    <style:font-face style:name="Helvetica Neue" svg:font-family="Helvetica Neue" style:font-family-generic="modern" style:font-pitch="variable" svg:panose-1="2 0 2 6 0 0 0 2 0 4"/>
    <style:font-face style:name="inherit" svg:font-family="inherit"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ja" style:country-asian="JP" style:language-complex="ar" style:country-complex="SA" fo:hyphenate="true"/>
    </style:style>
    <style:style style:name="SourceText" style:display-name="Source Text" style:family="text">
      <style:text-properties style:font-name="Liberation Mono" style:font-name-asian="Droid Sans Fallback"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apple-converted-space" style:display-name="apple-converted-space"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Liberation Mono" style:font-name-complex="Liberation Mono"/>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ashim al hashimy</dc:creator>
    <meta:creation-date>2017-01-11T16:57:00Z</meta:creation-date>
    <dc:date>2017-07-04T07:03:00Z</dc:date>
    <meta:template xlink:href="Normal" xlink:type="simple"/>
    <meta:editing-cycles>132</meta:editing-cycles>
    <meta:editing-duration>PT55680S</meta:editing-duration>
    <meta:document-statistic meta:page-count="8" meta:paragraph-count="28" meta:word-count="2128" meta:character-count="14235" meta:row-count="101" meta:non-whitespace-character-count="12135"/>
  </office:meta>
</office:document-meta>
</file>